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0.4098in"/>
    </style:style>
    <style:style style:name="co13" style:family="table-column">
      <style:table-column-properties fo:break-before="auto" style:column-width="1.072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54">
            <text:p>25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89">
            <text:p>28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43">
            <text:p>54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5153">
            <text:p>2515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8331">
            <text:p>2833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1554">
            <text:p>3155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31">
            <text:p>2021-03-3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1 - 1.04)">
            <text:p>(0.91 - 1.0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1">
            <text:p>1.0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65.625">
            <text:p>365.62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54897518126046">
            <text:p>0.0254897518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9048759714115">
            <text:p>1.0904875971</text:p>
          </table:table-cell>
          <table:table-cell table:number-columns-repeated="2" office:value-type="float" office:value="0">
            <text:p>0</text:p>
          </table:table-cell>
          <table:table-cell office:value-type="float" office:value="27.5382907420914">
            <text:p>27.538290742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79.25">
            <text:p>279.25</text:p>
          </table:table-cell>
          <table:table-cell office:value-type="float" office:value="-34.25">
            <text:p>-34.25</text:p>
          </table:table-cell>
          <table:table-cell office:value-type="float" office:value="0.00202888583218707">
            <text:p>0.0020288858</text:p>
          </table:table-cell>
          <table:table-cell office:value-type="float" office:value="0.0269624408612533">
            <text:p>0.0269624409</text:p>
          </table:table-cell>
          <table:table-cell office:value-type="float" office:value="-0.00218975768812736">
            <text:p>-0.0021897577</text:p>
          </table:table-cell>
          <table:table-cell office:value-type="float" office:value="1.00710916851299">
            <text:p>1.0071091685</text:p>
          </table:table-cell>
          <table:table-cell office:value-type="float" office:value="1.09579341052009">
            <text:p>1.0957934105</text:p>
          </table:table-cell>
          <table:table-cell office:value-type="float" office:value="0.99234524636747">
            <text:p>0.9923452464</text:p>
          </table:table-cell>
          <table:table-cell office:value-type="float" office:value="0">
            <text:p>0</text:p>
          </table:table-cell>
          <table:table-cell office:value-type="float" office:value="26.0529163179248">
            <text:p>26.05291631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754">
            <text:p>754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479">
            <text:p>16479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59.5">
            <text:p>-59.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361065598640694">
            <text:p>-0.003610656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87388256247414">
            <text:p>0.9873882562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741">
            <text:p>15741</text:p>
          </table:table-cell>
          <table:table-cell office:value-type="float" office:value="69.5">
            <text:p>69.5</text:p>
          </table:table-cell>
          <table:table-cell office:value-type="float" office:value="138.5">
            <text:p>138.5</text:p>
          </table:table-cell>
          <table:table-cell office:value-type="float" office:value="-12.5">
            <text:p>-12.5</text:p>
          </table:table-cell>
          <table:table-cell office:value-type="float" office:value="0.00846219408255205">
            <text:p>0.0084621941</text:p>
          </table:table-cell>
          <table:table-cell office:value-type="float" office:value="0.0123660714285714">
            <text:p>0.0123660714</text:p>
          </table:table-cell>
          <table:table-cell office:value-type="float" office:value="-0.000794104567689473">
            <text:p>-0.0007941046</text:p>
          </table:table-cell>
          <table:table-cell office:value-type="float" office:value="1.02975803239717">
            <text:p>1.0297580324</text:p>
          </table:table-cell>
          <table:table-cell office:value-type="float" office:value="1.04358097265625">
            <text:p>1.0435809727</text:p>
          </table:table-cell>
          <table:table-cell office:value-type="float" office:value="0.997221869993133">
            <text:p>0.997221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811">
            <text:p>811</text:p>
          </table:table-cell>
          <table:table-cell table:number-columns-repeated="2" office:value-type="float" office:value="359">
            <text:p>359</text:p>
          </table:table-cell>
          <table:table-cell office:value-type="float" office:value="8060">
            <text:p>8060</text:p>
          </table:table-cell>
          <table:table-cell office:value-type="float" office:value="10483">
            <text:p>10483</text:p>
          </table:table-cell>
          <table:table-cell office:value-type="float" office:value="14705">
            <text:p>14705</text:p>
          </table:table-cell>
          <table:table-cell office:value-type="float" office:value="100">
            <text:p>100</text:p>
          </table:table-cell>
          <table:table-cell office:value-type="float" office:value="127.375">
            <text:p>127.375</text:p>
          </table:table-cell>
          <table:table-cell office:value-type="float" office:value="217.125">
            <text:p>217.125</text:p>
          </table:table-cell>
          <table:table-cell office:value-type="float" office:value="0.0124069478908189">
            <text:p>0.0124069479</text:p>
          </table:table-cell>
          <table:table-cell office:value-type="float" office:value="0.012150624821139">
            <text:p>0.0121506248</text:p>
          </table:table-cell>
          <table:table-cell office:value-type="float" office:value="0.0147653859231554">
            <text:p>0.0147653859</text:p>
          </table:table-cell>
          <table:table-cell office:value-type="float" office:value="1.04372602503556">
            <text:p>1.043726025</text:p>
          </table:table-cell>
          <table:table-cell office:value-type="float" office:value="1.04281655673373">
            <text:p>1.042816556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882">
            <text:p>7882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210.5">
            <text:p>210.5</text:p>
          </table:table-cell>
          <table:table-cell office:value-type="float" office:value="284">
            <text:p>284</text:p>
          </table:table-cell>
          <table:table-cell office:value-type="float" office:value="-104.5">
            <text:p>-104.5</text:p>
          </table:table-cell>
          <table:table-cell office:value-type="float" office:value="0.0267064196904339">
            <text:p>0.0267064197</text:p>
          </table:table-cell>
          <table:table-cell office:value-type="float" office:value="0.0274343122102009">
            <text:p>0.0274343122</text:p>
          </table:table-cell>
          <table:table-cell office:value-type="float" office:value="-0.00685200970428169">
            <text:p>-0.0068520097</text:p>
          </table:table-cell>
          <table:table-cell office:value-type="float" office:value="1.09487040530777">
            <text:p>1.0948704053</text:p>
          </table:table-cell>
          <table:table-cell office:value-type="float" office:value="1.09749527004914">
            <text:p>1.09749527</text:p>
          </table:table-cell>
          <table:table-cell office:value-type="float" office:value="0.97610998810751">
            <text:p>0.9761099881</text:p>
          </table:table-cell>
          <table:table-cell office:value-type="float" office:value="26.2993793816211">
            <text:p>26.2993793816</text:p>
          </table:table-cell>
          <table:table-cell office:value-type="float" office:value="25.61071315216">
            <text:p>25.6107131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7705">
            <text:p>7705</text:p>
          </table:table-cell>
          <table:table-cell office:value-type="float" office:value="10432">
            <text:p>10432</text:p>
          </table:table-cell>
          <table:table-cell office:value-type="float" office:value="16479">
            <text:p>16479</text:p>
          </table:table-cell>
          <table:table-cell office:value-type="float" office:value="15">
            <text:p>15</text:p>
          </table:table-cell>
          <table:table-cell office:value-type="float" office:value="246">
            <text:p>246</text:p>
          </table:table-cell>
          <table:table-cell office:value-type="float" office:value="-73.5">
            <text:p>-73.5</text:p>
          </table:table-cell>
          <table:table-cell office:value-type="float" office:value="0.00194678780012979">
            <text:p>0.0019467878</text:p>
          </table:table-cell>
          <table:table-cell office:value-type="float" office:value="0.0235812883435583">
            <text:p>0.0235812883</text:p>
          </table:table-cell>
          <table:table-cell office:value-type="float" office:value="-0.00446022210085563">
            <text:p>-0.0044602221</text:p>
          </table:table-cell>
          <table:table-cell office:value-type="float" office:value="1.00682118566662">
            <text:p>1.0068211857</text:p>
          </table:table-cell>
          <table:table-cell office:value-type="float" office:value="1.08362442043594">
            <text:p>1.0836244204</text:p>
          </table:table-cell>
          <table:table-cell office:value-type="float" office:value="0.984428214066136">
            <text:p>0.9844282141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8092">
            <text:p>8092</text:p>
          </table:table-cell>
          <table:table-cell office:value-type="float" office:value="10468">
            <text:p>10468</text:p>
          </table:table-cell>
          <table:table-cell office:value-type="float" office:value="15821">
            <text:p>15821</text:p>
          </table:table-cell>
          <table:table-cell office:value-type="float" office:value="-82.875">
            <text:p>-82.875</text:p>
          </table:table-cell>
          <table:table-cell office:value-type="float" office:value="-99">
            <text:p>-99</text:p>
          </table:table-cell>
          <table:table-cell office:value-type="float" office:value="-9.625">
            <text:p>-9.625</text:p>
          </table:table-cell>
          <table:table-cell office:value-type="float" office:value="-0.0102415966386555">
            <text:p>-0.0102415966</text:p>
          </table:table-cell>
          <table:table-cell office:value-type="float" office:value="-0.00945739396255254">
            <text:p>-0.009457394</text:p>
          </table:table-cell>
          <table:table-cell office:value-type="float" office:value="-0.000608368623980785">
            <text:p>-0.0006083686</text:p>
          </table:table-cell>
          <table:table-cell office:value-type="float" office:value="0.964359996756055">
            <text:p>0.9643599968</text:p>
          </table:table-cell>
          <table:table-cell office:value-type="float" office:value="0.967074428040169">
            <text:p>0.967074428</text:p>
          </table:table-cell>
          <table:table-cell office:value-type="float" office:value="0.997871435236337">
            <text:p>0.99787143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8100">
            <text:p>8100</text:p>
          </table:table-cell>
          <table:table-cell office:value-type="float" office:value="10350">
            <text:p>10350</text:p>
          </table:table-cell>
          <table:table-cell office:value-type="float" office:value="15369">
            <text:p>15369</text:p>
          </table:table-cell>
          <table:table-cell office:value-type="float" office:value="108.5">
            <text:p>108.5</text:p>
          </table:table-cell>
          <table:table-cell office:value-type="float" office:value="91.25">
            <text:p>91.25</text:p>
          </table:table-cell>
          <table:table-cell office:value-type="float" office:value="78.125">
            <text:p>78.125</text:p>
          </table:table-cell>
          <table:table-cell office:value-type="float" office:value="0.0133950617283951">
            <text:p>0.0133950617</text:p>
          </table:table-cell>
          <table:table-cell office:value-type="float" office:value="0.00881642512077295">
            <text:p>0.0088164251</text:p>
          </table:table-cell>
          <table:table-cell office:value-type="float" office:value="0.00508328453380181">
            <text:p>0.0050832845</text:p>
          </table:table-cell>
          <table:table-cell office:value-type="float" office:value="1.04723439429965">
            <text:p>1.0472343943</text:p>
          </table:table-cell>
          <table:table-cell office:value-type="float" office:value="1.03100983745245">
            <text:p>1.0310098375</text:p>
          </table:table-cell>
          <table:table-cell office:value-type="float" office:value="1.01784214184034">
            <text:p>1.01784214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755">
            <text:p>7755</text:p>
          </table:table-cell>
          <table:table-cell office:value-type="float" office:value="11362">
            <text:p>11362</text:p>
          </table:table-cell>
          <table:table-cell office:value-type="float" office:value="18083">
            <text:p>18083</text:p>
          </table:table-cell>
          <table:table-cell office:value-type="float" office:value="190.5">
            <text:p>190.5</text:p>
          </table:table-cell>
          <table:table-cell office:value-type="float" office:value="-16.5">
            <text:p>-16.5</text:p>
          </table:table-cell>
          <table:table-cell office:value-type="float" office:value="133.125">
            <text:p>133.125</text:p>
          </table:table-cell>
          <table:table-cell office:value-type="float" office:value="0.0245647969052224">
            <text:p>0.0245647969</text:p>
          </table:table-cell>
          <table:table-cell office:value-type="float" office:value="-0.00145220911811301">
            <text:p>-0.0014522091</text:p>
          </table:table-cell>
          <table:table-cell office:value-type="float" office:value="0.00736188685505724">
            <text:p>0.0073618869</text:p>
          </table:table-cell>
          <table:table-cell office:value-type="float" office:value="1.08715951049239">
            <text:p>1.0871595105</text:p>
          </table:table-cell>
          <table:table-cell office:value-type="float" office:value="0.994921401552797">
            <text:p>0.9949214016</text:p>
          </table:table-cell>
          <table:table-cell office:value-type="float" office:value="1.02587283085371">
            <text:p>1.0258728309</text:p>
          </table:table-cell>
          <table:table-cell office:value-type="float" office:value="28.5622657189873">
            <text:p>28.5622657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7870">
            <text:p>7870</text:p>
          </table:table-cell>
          <table:table-cell office:value-type="float" office:value="12102">
            <text:p>12102</text:p>
          </table:table-cell>
          <table:table-cell office:value-type="float" office:value="16456">
            <text:p>16456</text:p>
          </table:table-cell>
          <table:table-cell office:value-type="float" office:value="-15.75">
            <text:p>-15.75</text:p>
          </table:table-cell>
          <table:table-cell office:value-type="float" office:value="-110.25">
            <text:p>-110.25</text:p>
          </table:table-cell>
          <table:table-cell office:value-type="float" office:value="-1.375">
            <text:p>-1.375</text:p>
          </table:table-cell>
          <table:table-cell office:value-type="float" office:value="-0.0020012706480305">
            <text:p>-0.0020012706</text:p>
          </table:table-cell>
          <table:table-cell office:value-type="float" office:value="-0.00911006445215667">
            <text:p>-0.0091100645</text:p>
          </table:table-cell>
          <table:table-cell table:style-name="ce17" office:value-type="float" office:value="-0.0000835561497326203">
            <text:p>-8.36E-005</text:p>
          </table:table-cell>
          <table:table-cell office:value-type="float" office:value="0.993003402696938">
            <text:p>0.9930034027</text:p>
          </table:table-cell>
          <table:table-cell office:value-type="float" office:value="0.968277441235124">
            <text:p>0.9682774412</text:p>
          </table:table-cell>
          <table:table-cell office:value-type="float" office:value="0.999707567159931">
            <text:p>0.99970756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8075">
            <text:p>8075</text:p>
          </table:table-cell>
          <table:table-cell office:value-type="float" office:value="10933">
            <text:p>10933</text:p>
          </table:table-cell>
          <table:table-cell office:value-type="float" office:value="15442">
            <text:p>15442</text:p>
          </table:table-cell>
          <table:table-cell office:value-type="float" office:value="-38.25">
            <text:p>-38.25</text:p>
          </table:table-cell>
          <table:table-cell office:value-type="float" office:value="316.375">
            <text:p>316.375</text:p>
          </table:table-cell>
          <table:table-cell office:value-type="float" office:value="-73">
            <text:p>-73</text:p>
          </table:table-cell>
          <table:table-cell office:value-type="float" office:value="-0.00473684210526316">
            <text:p>-0.0047368421</text:p>
          </table:table-cell>
          <table:table-cell office:value-type="float" office:value="0.0289376200493917">
            <text:p>0.02893762</text:p>
          </table:table-cell>
          <table:table-cell office:value-type="float" office:value="-0.00472736692138324">
            <text:p>-0.0047273669</text:p>
          </table:table-cell>
          <table:table-cell office:value-type="float" office:value="0.983465030470914">
            <text:p>0.9834650305</text:p>
          </table:table-cell>
          <table:table-cell office:value-type="float" office:value="1.10292294644695">
            <text:p>1.1029229464</text:p>
          </table:table-cell>
          <table:table-cell office:value-type="float" office:value="0.983498017851257">
            <text:p>0.9834980179</text:p>
          </table:table-cell>
          <table:table-cell office:value-type="float" office:value="0">
            <text:p>0</text:p>
          </table:table-cell>
          <table:table-cell office:value-type="float" office:value="24.2980767668162">
            <text:p>24.29807676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8002">
            <text:p>8002</text:p>
          </table:table-cell>
          <table:table-cell office:value-type="float" office:value="11028">
            <text:p>11028</text:p>
          </table:table-cell>
          <table:table-cell office:value-type="float" office:value="15565">
            <text:p>15565</text:p>
          </table:table-cell>
          <table:table-cell office:value-type="float" office:value="141.5">
            <text:p>141.5</text:p>
          </table:table-cell>
          <table:table-cell office:value-type="float" office:value="510.25">
            <text:p>510.25</text:p>
          </table:table-cell>
          <table:table-cell office:value-type="float" office:value="121.75">
            <text:p>121.75</text:p>
          </table:table-cell>
          <table:table-cell office:value-type="float" office:value="0.0176830792301925">
            <text:p>0.0176830792</text:p>
          </table:table-cell>
          <table:table-cell office:value-type="float" office:value="0.0462685890460646">
            <text:p>0.046268589</text:p>
          </table:table-cell>
          <table:table-cell office:value-type="float" office:value="0.00782203662062319">
            <text:p>0.0078220366</text:p>
          </table:table-cell>
          <table:table-cell office:value-type="float" office:value="1.06250365223615">
            <text:p>1.0625036522</text:p>
          </table:table-cell>
          <table:table-cell office:value-type="float" office:value="1.16613599503256">
            <text:p>1.166135995</text:p>
          </table:table-cell>
          <table:table-cell office:value-type="float" office:value="1.02749704931569">
            <text:p>1.0274970493</text:p>
          </table:table-cell>
          <table:table-cell office:value-type="float" office:value="0">
            <text:p>0</text:p>
          </table:table-cell>
          <table:table-cell office:value-type="float" office:value="15.32490593086">
            <text:p>15.3249059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5">
            <text:p>305</text:p>
          </table:table-cell>
          <table:table-cell office:value-type="float" office:value="7921">
            <text:p>7921</text:p>
          </table:table-cell>
          <table:table-cell office:value-type="float" office:value="11053">
            <text:p>11053</text:p>
          </table:table-cell>
          <table:table-cell office:value-type="float" office:value="18083">
            <text:p>18083</text:p>
          </table:table-cell>
          <table:table-cell office:value-type="float" office:value="143.25">
            <text:p>143.25</text:p>
          </table:table-cell>
          <table:table-cell office:value-type="float" office:value="219.5">
            <text:p>219.5</text:p>
          </table:table-cell>
          <table:table-cell office:value-type="float" office:value="133.125">
            <text:p>133.125</text:p>
          </table:table-cell>
          <table:table-cell office:value-type="float" office:value="0.0180848377730085">
            <text:p>0.0180848378</text:p>
          </table:table-cell>
          <table:table-cell office:value-type="float" office:value="0.0198588618474622">
            <text:p>0.0198588618</text:p>
          </table:table-cell>
          <table:table-cell office:value-type="float" office:value="0.00736188685505724">
            <text:p>0.0073618869</text:p>
          </table:table-cell>
          <table:table-cell office:value-type="float" office:value="1.06393797246579">
            <text:p>1.0639379725</text:p>
          </table:table-cell>
          <table:table-cell office:value-type="float" office:value="1.07027899027812">
            <text:p>1.0702789903</text:p>
          </table:table-cell>
          <table:table-cell office:value-type="float" office:value="1.02587283085371">
            <text:p>1.02587283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433">
            <text:p>433</text:p>
          </table:table-cell>
          <table:table-cell table:number-columns-repeated="2" office:value-type="float" office:value="293">
            <text:p>293</text:p>
          </table:table-cell>
          <table:table-cell office:value-type="float" office:value="7832">
            <text:p>7832</text:p>
          </table:table-cell>
          <table:table-cell office:value-type="float" office:value="11292">
            <text:p>11292</text:p>
          </table:table-cell>
          <table:table-cell office:value-type="float" office:value="16268">
            <text:p>16268</text:p>
          </table:table-cell>
          <table:table-cell office:value-type="float" office:value="-4.125">
            <text:p>-4.125</text:p>
          </table:table-cell>
          <table:table-cell office:value-type="float" office:value="225.75">
            <text:p>225.75</text:p>
          </table:table-cell>
          <table:table-cell office:value-type="float" office:value="259.125">
            <text:p>259.125</text:p>
          </table:table-cell>
          <table:table-cell office:value-type="float" office:value="-0.000526685393258427">
            <text:p>-0.0005266854</text:p>
          </table:table-cell>
          <table:table-cell office:value-type="float" office:value="0.0199920297555792">
            <text:p>0.0199920298</text:p>
          </table:table-cell>
          <table:table-cell office:value-type="float" office:value="0.0159285099582001">
            <text:p>0.01592851</text:p>
          </table:table-cell>
          <table:table-cell office:value-type="float" office:value="0.998157144822702">
            <text:p>0.9981571448</text:p>
          </table:table-cell>
          <table:table-cell office:value-type="float" office:value="1.07075547940187">
            <text:p>1.0707554794</text:p>
          </table:table-cell>
          <table:table-cell office:value-type="float" office:value="1.0562470710155">
            <text:p>1.0562470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8040">
            <text:p>8040</text:p>
          </table:table-cell>
          <table:table-cell office:value-type="float" office:value="11020">
            <text:p>11020</text:p>
          </table:table-cell>
          <table:table-cell office:value-type="float" office:value="18331">
            <text:p>18331</text:p>
          </table:table-cell>
          <table:table-cell office:value-type="float" office:value="-24.125">
            <text:p>-24.125</text:p>
          </table:table-cell>
          <table:table-cell office:value-type="float" office:value="381.5">
            <text:p>381.5</text:p>
          </table:table-cell>
          <table:table-cell office:value-type="float" office:value="596.375">
            <text:p>596.375</text:p>
          </table:table-cell>
          <table:table-cell office:value-type="float" office:value="-0.00300062189054726">
            <text:p>-0.0030006219</text:p>
          </table:table-cell>
          <table:table-cell office:value-type="float" office:value="0.0346188747731397">
            <text:p>0.0346188748</text:p>
          </table:table-cell>
          <table:table-cell office:value-type="float" office:value="0.0325336861055043">
            <text:p>0.0325336861</text:p>
          </table:table-cell>
          <table:table-cell office:value-type="float" office:value="0.989515470697275">
            <text:p>0.9895154707</text:p>
          </table:table-cell>
          <table:table-cell office:value-type="float" office:value="1.12351505602748">
            <text:p>1.123515056</text:p>
          </table:table-cell>
          <table:table-cell office:value-type="float" office:value="1.11594244520322">
            <text:p>1.1159424452</text:p>
          </table:table-cell>
          <table:table-cell office:value-type="float" office:value="0">
            <text:p>0</text:p>
          </table:table-cell>
          <table:table-cell office:value-type="float" office:value="20.3668409035749">
            <text:p>20.3668409036</text:p>
          </table:table-cell>
          <table:table-cell office:value-type="float" office:value="21.650246800561">
            <text:p>21.650246800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8678">
            <text:p>8678</text:p>
          </table:table-cell>
          <table:table-cell office:value-type="float" office:value="12315">
            <text:p>12315</text:p>
          </table:table-cell>
          <table:table-cell office:value-type="float" office:value="21080">
            <text:p>21080</text:p>
          </table:table-cell>
          <table:table-cell office:value-type="float" office:value="328.75">
            <text:p>328.75</text:p>
          </table:table-cell>
          <table:table-cell office:value-type="float" office:value="372.125">
            <text:p>372.125</text:p>
          </table:table-cell>
          <table:table-cell office:value-type="float" office:value="611.25">
            <text:p>611.25</text:p>
          </table:table-cell>
          <table:table-cell office:value-type="float" office:value="0.0378831528001844">
            <text:p>0.0378831528</text:p>
          </table:table-cell>
          <table:table-cell office:value-type="float" office:value="0.0302172147787251">
            <text:p>0.0302172148</text:p>
          </table:table-cell>
          <table:table-cell office:value-type="float" office:value="0.028996679316888">
            <text:p>0.0289966793</text:p>
          </table:table-cell>
          <table:table-cell office:value-type="float" office:value="1.13540389600217">
            <text:p>1.135403896</text:p>
          </table:table-cell>
          <table:table-cell office:value-type="float" office:value="1.10754988866075">
            <text:p>1.1075498887</text:p>
          </table:table-cell>
          <table:table-cell office:value-type="float" office:value="1.10313636013546">
            <text:p>1.1031363601</text:p>
          </table:table-cell>
          <table:table-cell office:value-type="float" office:value="18.6414029876994">
            <text:p>18.6414029877</text:p>
          </table:table-cell>
          <table:table-cell office:value-type="float" office:value="23.2836717306735">
            <text:p>23.2836717307</text:p>
          </table:table-cell>
          <table:table-cell office:value-type="float" office:value="24.2492866393971">
            <text:p>24.249286639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522">
            <text:p>8522</text:p>
          </table:table-cell>
          <table:table-cell office:value-type="float" office:value="13033">
            <text:p>13033</text:p>
          </table:table-cell>
          <table:table-cell office:value-type="float" office:value="19533">
            <text:p>19533</text:p>
          </table:table-cell>
          <table:table-cell office:value-type="float" office:value="108.75">
            <text:p>108.75</text:p>
          </table:table-cell>
          <table:table-cell office:value-type="float" office:value="86.25">
            <text:p>86.25</text:p>
          </table:table-cell>
          <table:table-cell office:value-type="float" office:value="811">
            <text:p>811</text:p>
          </table:table-cell>
          <table:table-cell office:value-type="float" office:value="0.0127610889462567">
            <text:p>0.0127610889</text:p>
          </table:table-cell>
          <table:table-cell office:value-type="float" office:value="0.00661781631243766">
            <text:p>0.0066178163</text:p>
          </table:table-cell>
          <table:table-cell office:value-type="float" office:value="0.041519479854605">
            <text:p>0.0415194799</text:p>
          </table:table-cell>
          <table:table-cell office:value-type="float" office:value="1.04498298827844">
            <text:p>1.0449829883</text:p>
          </table:table-cell>
          <table:table-cell office:value-type="float" office:value="1.02324819625931">
            <text:p>1.0232481963</text:p>
          </table:table-cell>
          <table:table-cell office:value-type="float" office:value="1.14869695921762">
            <text:p>1.1486969592</text:p>
          </table:table-cell>
          <table:table-cell table:number-columns-repeated="2" office:value-type="float" office:value="0">
            <text:p>0</text:p>
          </table:table-cell>
          <table:table-cell office:value-type="float" office:value="17.0387292446917">
            <text:p>17.038729244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910">
            <text:p>8910</text:p>
          </table:table-cell>
          <table:table-cell office:value-type="float" office:value="12120">
            <text:p>12120</text:p>
          </table:table-cell>
          <table:table-cell office:value-type="float" office:value="19041">
            <text:p>19041</text:p>
          </table:table-cell>
          <table:table-cell office:value-type="float" office:value="231.375">
            <text:p>231.375</text:p>
          </table:table-cell>
          <table:table-cell office:value-type="float" office:value="182.875">
            <text:p>182.875</text:p>
          </table:table-cell>
          <table:table-cell office:value-type="float" office:value="992.5">
            <text:p>992.5</text:p>
          </table:table-cell>
          <table:table-cell office:value-type="float" office:value="0.0259680134680135">
            <text:p>0.0259680135</text:p>
          </table:table-cell>
          <table:table-cell office:value-type="float" office:value="0.015088696369637">
            <text:p>0.0150886964</text:p>
          </table:table-cell>
          <table:table-cell office:value-type="float" office:value="0.0521243632162176">
            <text:p>0.0521243632</text:p>
          </table:table-cell>
          <table:table-cell office:value-type="float" office:value="1.09220974907606">
            <text:p>1.0922097491</text:p>
          </table:table-cell>
          <table:table-cell office:value-type="float" office:value="1.05325666805967">
            <text:p>1.0532566681</text:p>
          </table:table-cell>
          <table:table-cell office:value-type="float" office:value="1.18776049176853">
            <text:p>1.1877604918</text:p>
          </table:table-cell>
          <table:table-cell office:value-type="float" office:value="27.0374380153089">
            <text:p>27.0374380153</text:p>
          </table:table-cell>
          <table:table-cell office:value-type="float" office:value="0">
            <text:p>0</text:p>
          </table:table-cell>
          <table:table-cell office:value-type="float" office:value="13.6415888301615">
            <text:p>13.641588830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8772">
            <text:p>8772</text:p>
          </table:table-cell>
          <table:table-cell office:value-type="float" office:value="13580">
            <text:p>13580</text:p>
          </table:table-cell>
          <table:table-cell office:value-type="float" office:value="19616">
            <text:p>19616</text:p>
          </table:table-cell>
          <table:table-cell office:value-type="float" office:value="281.25">
            <text:p>281.25</text:p>
          </table:table-cell>
          <table:table-cell office:value-type="float" office:value="381.375">
            <text:p>381.375</text:p>
          </table:table-cell>
          <table:table-cell office:value-type="float" office:value="1181">
            <text:p>1181</text:p>
          </table:table-cell>
          <table:table-cell office:value-type="float" office:value="0.032062243502052">
            <text:p>0.0320622435</text:p>
          </table:table-cell>
          <table:table-cell office:value-type="float" office:value="0.0280835787923417">
            <text:p>0.0280835788</text:p>
          </table:table-cell>
          <table:table-cell office:value-type="float" office:value="0.0602059543230016">
            <text:p>0.0602059543</text:p>
          </table:table-cell>
          <table:table-cell office:value-type="float" office:value="1.11423270767562">
            <text:p>1.1142327077</text:p>
          </table:table-cell>
          <table:table-cell office:value-type="float" office:value="1.09983835307286">
            <text:p>1.0998383531</text:p>
          </table:table-cell>
          <table:table-cell office:value-type="float" office:value="1.21782536372495">
            <text:p>1.2178253637</text:p>
          </table:table-cell>
          <table:table-cell office:value-type="float" office:value="21.9635491659902">
            <text:p>21.963549166</text:p>
          </table:table-cell>
          <table:table-cell office:value-type="float" office:value="25.0265567880033">
            <text:p>25.026556788</text:p>
          </table:table-cell>
          <table:table-cell office:value-type="float" office:value="11.8561308503574">
            <text:p>11.856130850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416">
            <text:p>416</text:p>
          </table:table-cell>
          <table:table-cell office:value-type="float" office:value="8602">
            <text:p>8602</text:p>
          </table:table-cell>
          <table:table-cell office:value-type="float" office:value="14584">
            <text:p>14584</text:p>
          </table:table-cell>
          <table:table-cell office:value-type="float" office:value="20248">
            <text:p>20248</text:p>
          </table:table-cell>
          <table:table-cell office:value-type="float" office:value="357.25">
            <text:p>357.25</text:p>
          </table:table-cell>
          <table:table-cell office:value-type="float" office:value="567.375">
            <text:p>567.375</text:p>
          </table:table-cell>
          <table:table-cell office:value-type="float" office:value="589.875">
            <text:p>589.875</text:p>
          </table:table-cell>
          <table:table-cell office:value-type="float" office:value="0.0415310392931876">
            <text:p>0.0415310393</text:p>
          </table:table-cell>
          <table:table-cell office:value-type="float" office:value="0.0389039358200768">
            <text:p>0.0389039358</text:p>
          </table:table-cell>
          <table:table-cell office:value-type="float" office:value="0.0291325069142631">
            <text:p>0.0291325069</text:p>
          </table:table-cell>
          <table:table-cell office:value-type="float" office:value="1.14873929888671">
            <text:p>1.1487392989</text:p>
          </table:table-cell>
          <table:table-cell office:value-type="float" office:value="1.13913026716596">
            <text:p>1.1391302672</text:p>
          </table:table-cell>
          <table:table-cell office:value-type="float" office:value="1.10362723199978">
            <text:p>1.103627232</text:p>
          </table:table-cell>
          <table:table-cell office:value-type="float" office:value="17.0340819800061">
            <text:p>17.03408198</text:p>
          </table:table-cell>
          <table:table-cell office:value-type="float" office:value="18.1612599869374">
            <text:p>18.1612599869</text:p>
          </table:table-cell>
          <table:table-cell office:value-type="float" office:value="24.137827146576">
            <text:p>24.137827146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373">
            <text:p>8373</text:p>
          </table:table-cell>
          <table:table-cell office:value-type="float" office:value="14047">
            <text:p>14047</text:p>
          </table:table-cell>
          <table:table-cell office:value-type="float" office:value="21867">
            <text:p>21867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734.375">
            <text:p>734.375</text:p>
          </table:table-cell>
          <table:table-cell office:value-type="float" office:value="0.00334408216887615">
            <text:p>0.0033440822</text:p>
          </table:table-cell>
          <table:table-cell office:value-type="float" office:value="0.00541040791628106">
            <text:p>0.0054104079</text:p>
          </table:table-cell>
          <table:table-cell office:value-type="float" office:value="0.0335837106141675">
            <text:p>0.0335837106</text:p>
          </table:table-cell>
          <table:table-cell office:value-type="float" office:value="1.01172620604675">
            <text:p>1.011726206</text:p>
          </table:table-cell>
          <table:table-cell office:value-type="float" office:value="1.01899380183407">
            <text:p>1.0189938018</text:p>
          </table:table-cell>
          <table:table-cell office:value-type="float" office:value="1.11975360376207">
            <text:p>1.1197536038</text:p>
          </table:table-cell>
          <table:table-cell table:number-columns-repeated="2" office:value-type="float" office:value="0">
            <text:p>0</text:p>
          </table:table-cell>
          <table:table-cell office:value-type="float" office:value="20.9840520297548">
            <text:p>20.984052029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595">
            <text:p>8595</text:p>
          </table:table-cell>
          <table:table-cell office:value-type="float" office:value="14588">
            <text:p>14588</text:p>
          </table:table-cell>
          <table:table-cell office:value-type="float" office:value="25030">
            <text:p>25030</text:p>
          </table:table-cell>
          <table:table-cell office:value-type="float" office:value="76.25">
            <text:p>76.25</text:p>
          </table:table-cell>
          <table:table-cell office:value-type="float" office:value="513.75">
            <text:p>513.75</text:p>
          </table:table-cell>
          <table:table-cell office:value-type="float" office:value="966.75">
            <text:p>966.75</text:p>
          </table:table-cell>
          <table:table-cell office:value-type="float" office:value="0.00887143688190809">
            <text:p>0.0088714369</text:p>
          </table:table-cell>
          <table:table-cell office:value-type="float" office:value="0.035217301891966">
            <text:p>0.0352173019</text:p>
          </table:table-cell>
          <table:table-cell office:value-type="float" office:value="0.0386236516180583">
            <text:p>0.0386236516</text:p>
          </table:table-cell>
          <table:table-cell office:value-type="float" office:value="1.03120428577568">
            <text:p>1.0312042858</text:p>
          </table:table-cell>
          <table:table-cell office:value-type="float" office:value="1.12569146299288">
            <text:p>1.125691463</text:p>
          </table:table-cell>
          <table:table-cell office:value-type="float" office:value="1.13810668213326">
            <text:p>1.1381066821</text:p>
          </table:table-cell>
          <table:table-cell office:value-type="float" office:value="0">
            <text:p>0</text:p>
          </table:table-cell>
          <table:table-cell office:value-type="float" office:value="20.0265813486708">
            <text:p>20.0265813487</text:p>
          </table:table-cell>
          <table:table-cell office:value-type="float" office:value="18.2905692255844">
            <text:p>18.290569225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0">
            <text:p>260</text:p>
          </table:table-cell>
          <table:table-cell office:value-type="float" office:value="9910">
            <text:p>9910</text:p>
          </table:table-cell>
          <table:table-cell office:value-type="float" office:value="16030">
            <text:p>16030</text:p>
          </table:table-cell>
          <table:table-cell office:value-type="float" office:value="27135">
            <text:p>27135</text:p>
          </table:table-cell>
          <table:table-cell office:value-type="float" office:value="231">
            <text:p>231</text:p>
          </table:table-cell>
          <table:table-cell office:value-type="float" office:value="632.75">
            <text:p>632.75</text:p>
          </table:table-cell>
          <table:table-cell office:value-type="float" office:value="720.375">
            <text:p>720.375</text:p>
          </table:table-cell>
          <table:table-cell office:value-type="float" office:value="0.0233097880928355">
            <text:p>0.0233097881</text:p>
          </table:table-cell>
          <table:table-cell office:value-type="float" office:value="0.0394728633811603">
            <text:p>0.0394728634</text:p>
          </table:table-cell>
          <table:table-cell office:value-type="float" office:value="0.0265478164731896">
            <text:p>0.0265478165</text:p>
          </table:table-cell>
          <table:table-cell office:value-type="float" office:value="1.08264921691795">
            <text:p>1.0826492169</text:p>
          </table:table-cell>
          <table:table-cell office:value-type="float" office:value="1.14120891144334">
            <text:p>1.1412089114</text:p>
          </table:table-cell>
          <table:table-cell office:value-type="float" office:value="1.09429873931277">
            <text:p>1.0942987393</text:p>
          </table:table-cell>
          <table:table-cell office:value-type="float" office:value="30.0815567384169">
            <text:p>30.0815567384</text:p>
          </table:table-cell>
          <table:table-cell office:value-type="float" office:value="17.9044311786488">
            <text:p>17.9044311786</text:p>
          </table:table-cell>
          <table:table-cell office:value-type="float" office:value="26.4544458763411">
            <text:p>26.454445876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table:number-columns-repeated="2" office:value-type="float" office:value="589">
            <text:p>589</text:p>
          </table:table-cell>
          <table:table-cell office:value-type="float" office:value="11180">
            <text:p>11180</text:p>
          </table:table-cell>
          <table:table-cell office:value-type="float" office:value="15796">
            <text:p>15796</text:p>
          </table:table-cell>
          <table:table-cell office:value-type="float" office:value="26717">
            <text:p>26717</text:p>
          </table:table-cell>
          <table:table-cell office:value-type="float" office:value="280.5">
            <text:p>280.5</text:p>
          </table:table-cell>
          <table:table-cell office:value-type="float" office:value="594.625">
            <text:p>594.625</text:p>
          </table:table-cell>
          <table:table-cell office:value-type="float" office:value="1071.375">
            <text:p>1071.375</text:p>
          </table:table-cell>
          <table:table-cell office:value-type="float" office:value="0.0250894454382826">
            <text:p>0.0250894454</text:p>
          </table:table-cell>
          <table:table-cell office:value-type="float" office:value="0.0376440238034946">
            <text:p>0.0376440238</text:p>
          </table:table-cell>
          <table:table-cell office:value-type="float" office:value="0.0401008721039039">
            <text:p>0.0401008721</text:p>
          </table:table-cell>
          <table:table-cell office:value-type="float" office:value="1.08904684036789">
            <text:p>1.0890468404</text:p>
          </table:table-cell>
          <table:table-cell office:value-type="float" office:value="1.13453154546734">
            <text:p>1.1345315455</text:p>
          </table:table-cell>
          <table:table-cell office:value-type="float" office:value="1.14350488905291">
            <text:p>1.1435048891</text:p>
          </table:table-cell>
          <table:table-cell office:value-type="float" office:value="27.9721849680287">
            <text:p>27.972184968</text:p>
          </table:table-cell>
          <table:table-cell office:value-type="float" office:value="18.7576455768267">
            <text:p>18.7576455768</text:p>
          </table:table-cell>
          <table:table-cell office:value-type="float" office:value="17.6293924986488">
            <text:p>17.629392498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815">
            <text:p>10815</text:p>
          </table:table-cell>
          <table:table-cell office:value-type="float" office:value="15638">
            <text:p>15638</text:p>
          </table:table-cell>
          <table:table-cell office:value-type="float" office:value="26199">
            <text:p>26199</text:p>
          </table:table-cell>
          <table:table-cell office:value-type="float" office:value="471.125">
            <text:p>471.125</text:p>
          </table:table-cell>
          <table:table-cell office:value-type="float" office:value="465.625">
            <text:p>465.625</text:p>
          </table:table-cell>
          <table:table-cell office:value-type="float" office:value="841">
            <text:p>841</text:p>
          </table:table-cell>
          <table:table-cell office:value-type="float" office:value="0.0435621821544152">
            <text:p>0.0435621822</text:p>
          </table:table-cell>
          <table:table-cell office:value-type="float" office:value="0.0297752270111267">
            <text:p>0.029775227</text:p>
          </table:table-cell>
          <table:table-cell office:value-type="float" office:value="0.0321004618496889">
            <text:p>0.0321004618</text:p>
          </table:table-cell>
          <table:table-cell office:value-type="float" office:value="1.15618705842">
            <text:p>1.1561870584</text:p>
          </table:table-cell>
          <table:table-cell office:value-type="float" office:value="1.10595096026033">
            <text:p>1.1059509603</text:p>
          </table:table-cell>
          <table:table-cell office:value-type="float" office:value="1.1143712781898">
            <text:p>1.1143712782</text:p>
          </table:table-cell>
          <table:table-cell office:value-type="float" office:value="16.2557832885275">
            <text:p>16.2557832885</text:p>
          </table:table-cell>
          <table:table-cell office:value-type="float" office:value="23.6242036369749">
            <text:p>23.624203637</text:p>
          </table:table-cell>
          <table:table-cell office:value-type="float" office:value="21.9378079969955">
            <text:p>21.93780799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10448">
            <text:p>10448</text:p>
          </table:table-cell>
          <table:table-cell office:value-type="float" office:value="17560">
            <text:p>17560</text:p>
          </table:table-cell>
          <table:table-cell office:value-type="float" office:value="26219">
            <text:p>26219</text:p>
          </table:table-cell>
          <table:table-cell office:value-type="float" office:value="602.25">
            <text:p>602.25</text:p>
          </table:table-cell>
          <table:table-cell office:value-type="float" office:value="586.125">
            <text:p>586.125</text:p>
          </table:table-cell>
          <table:table-cell office:value-type="float" office:value="722.125">
            <text:p>722.125</text:p>
          </table:table-cell>
          <table:table-cell office:value-type="float" office:value="0.0576426110260337">
            <text:p>0.057642611</text:p>
          </table:table-cell>
          <table:table-cell office:value-type="float" office:value="0.033378416856492">
            <text:p>0.0333784169</text:p>
          </table:table-cell>
          <table:table-cell office:value-type="float" office:value="0.0275420496586445">
            <text:p>0.0275420497</text:p>
          </table:table-cell>
          <table:table-cell office:value-type="float" office:value="1.20826157297868">
            <text:p>1.208261573</text:p>
          </table:table-cell>
          <table:table-cell office:value-type="float" office:value="1.11900813167294">
            <text:p>1.1190081317</text:p>
          </table:table-cell>
          <table:table-cell office:value-type="float" office:value="1.09788396022408">
            <text:p>1.0978839602</text:p>
          </table:table-cell>
          <table:table-cell office:value-type="float" office:value="12.3682461127073">
            <text:p>12.3682461127</text:p>
          </table:table-cell>
          <table:table-cell office:value-type="float" office:value="21.1110059286351">
            <text:p>21.1110059286</text:p>
          </table:table-cell>
          <table:table-cell office:value-type="float" office:value="25.5118741332639">
            <text:p>25.511874133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522">
            <text:p>10522</text:p>
          </table:table-cell>
          <table:table-cell office:value-type="float" office:value="18200">
            <text:p>18200</text:p>
          </table:table-cell>
          <table:table-cell office:value-type="float" office:value="27742">
            <text:p>27742</text:p>
          </table:table-cell>
          <table:table-cell office:value-type="float" office:value="552.75">
            <text:p>552.75</text:p>
          </table:table-cell>
          <table:table-cell office:value-type="float" office:value="906.125">
            <text:p>906.125</text:p>
          </table:table-cell>
          <table:table-cell office:value-type="float" office:value="596.25">
            <text:p>596.25</text:p>
          </table:table-cell>
          <table:table-cell office:value-type="float" office:value="0.0525327884432617">
            <text:p>0.0525327884</text:p>
          </table:table-cell>
          <table:table-cell office:value-type="float" office:value="0.0497870879120879">
            <text:p>0.0497870879</text:p>
          </table:table-cell>
          <table:table-cell office:value-type="float" office:value="0.0214926825751568">
            <text:p>0.0214926826</text:p>
          </table:table-cell>
          <table:table-cell office:value-type="float" office:value="1.1892737595202">
            <text:p>1.1892737595</text:p>
          </table:table-cell>
          <table:table-cell office:value-type="float" office:value="1.17911316577293">
            <text:p>1.1791131658</text:p>
          </table:table-cell>
          <table:table-cell office:value-type="float" office:value="1.07612978240543">
            <text:p>1.0761297824</text:p>
          </table:table-cell>
          <table:table-cell office:value-type="float" office:value="13.5381792074084">
            <text:p>13.5381792074</text:p>
          </table:table-cell>
          <table:table-cell office:value-type="float" office:value="14.2659950072257">
            <text:p>14.2659950072</text:p>
          </table:table-cell>
          <table:table-cell office:value-type="float" office:value="32.5957253001724">
            <text:p>32.5957253002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0933">
            <text:p>10933</text:p>
          </table:table-cell>
          <table:table-cell office:value-type="float" office:value="18706">
            <text:p>18706</text:p>
          </table:table-cell>
          <table:table-cell office:value-type="float" office:value="28150">
            <text:p>28150</text:p>
          </table:table-cell>
          <table:table-cell office:value-type="float" office:value="348.75">
            <text:p>348.75</text:p>
          </table:table-cell>
          <table:table-cell office:value-type="float" office:value="585">
            <text:p>585</text:p>
          </table:table-cell>
          <table:table-cell office:value-type="float" office:value="352">
            <text:p>352</text:p>
          </table:table-cell>
          <table:table-cell office:value-type="float" office:value="0.0318988383792189">
            <text:p>0.0318988384</text:p>
          </table:table-cell>
          <table:table-cell office:value-type="float" office:value="0.0312733882176842">
            <text:p>0.0312733882</text:p>
          </table:table-cell>
          <table:table-cell office:value-type="float" office:value="0.0125044404973357">
            <text:p>0.0125044405</text:p>
          </table:table-cell>
          <table:table-cell office:value-type="float" office:value="1.11364030467156">
            <text:p>1.1136403047</text:p>
          </table:table-cell>
          <table:table-cell office:value-type="float" office:value="1.1113737873907">
            <text:p>1.1113737874</text:p>
          </table:table-cell>
          <table:table-cell office:value-type="float" office:value="1.04407200936369">
            <text:p>1.0440720094</text:p>
          </table:table-cell>
          <table:table-cell office:value-type="float" office:value="22.0743028590739">
            <text:p>22.0743028591</text:p>
          </table:table-cell>
          <table:table-cell office:value-type="float" office:value="22.5089165079488">
            <text:p>22.50891650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914">
            <text:p>11914</text:p>
          </table:table-cell>
          <table:table-cell office:value-type="float" office:value="18262">
            <text:p>18262</text:p>
          </table:table-cell>
          <table:table-cell office:value-type="float" office:value="29479">
            <text:p>29479</text:p>
          </table:table-cell>
          <table:table-cell office:value-type="float" office:value="395">
            <text:p>395</text:p>
          </table:table-cell>
          <table:table-cell office:value-type="float" office:value="580.375">
            <text:p>580.375</text:p>
          </table:table-cell>
          <table:table-cell office:value-type="float" office:value="384.25">
            <text:p>384.25</text:p>
          </table:table-cell>
          <table:table-cell office:value-type="float" office:value="0.0331542722847071">
            <text:p>0.0331542723</text:p>
          </table:table-cell>
          <table:table-cell office:value-type="float" office:value="0.0317804731135692">
            <text:p>0.0317804731</text:p>
          </table:table-cell>
          <table:table-cell office:value-type="float" office:value="0.0130347026696971">
            <text:p>0.0130347027</text:p>
          </table:table-cell>
          <table:table-cell office:value-type="float" office:value="1.1181943963071">
            <text:p>1.1181943963</text:p>
          </table:table-cell>
          <table:table-cell office:value-type="float" office:value="1.11321125290128">
            <text:p>1.1132112529</text:p>
          </table:table-cell>
          <table:table-cell office:value-type="float" office:value="1.04595447015237">
            <text:p>1.0459544702</text:p>
          </table:table-cell>
          <table:table-cell office:value-type="float" office:value="21.2514124275207">
            <text:p>21.2514124275</text:p>
          </table:table-cell>
          <table:table-cell office:value-type="float" office:value="22.1552404112358">
            <text:p>22.1552404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566">
            <text:p>566</text:p>
          </table:table-cell>
          <table:table-cell office:value-type="float" office:value="13462">
            <text:p>13462</text:p>
          </table:table-cell>
          <table:table-cell office:value-type="float" office:value="18500">
            <text:p>18500</text:p>
          </table:table-cell>
          <table:table-cell office:value-type="float" office:value="31052">
            <text:p>31052</text:p>
          </table:table-cell>
          <table:table-cell office:value-type="float" office:value="416">
            <text:p>416</text:p>
          </table:table-cell>
          <table:table-cell office:value-type="float" office:value="374.375">
            <text:p>374.375</text:p>
          </table:table-cell>
          <table:table-cell office:value-type="float" office:value="654.375">
            <text:p>654.375</text:p>
          </table:table-cell>
          <table:table-cell office:value-type="float" office:value="0.0309017976526519">
            <text:p>0.0309017977</text:p>
          </table:table-cell>
          <table:table-cell office:value-type="float" office:value="0.0202364864864865">
            <text:p>0.0202364865</text:p>
          </table:table-cell>
          <table:table-cell office:value-type="float" office:value="0.0210735218343424">
            <text:p>0.0210735218</text:p>
          </table:table-cell>
          <table:table-cell office:value-type="float" office:value="1.11002793713669">
            <text:p>1.1100279371</text:p>
          </table:table-cell>
          <table:table-cell office:value-type="float" office:value="1.07163035285793">
            <text:p>1.0716303529</text:p>
          </table:table-cell>
          <table:table-cell office:value-type="float" office:value="1.0746277493323">
            <text:p>1.0746277493</text:p>
          </table:table-cell>
          <table:table-cell office:value-type="float" office:value="22.775458339003">
            <text:p>22.775458339</text:p>
          </table:table-cell>
          <table:table-cell office:value-type="float" office:value="34.5977645173631">
            <text:p>34.5977645174</text:p>
          </table:table-cell>
          <table:table-cell office:value-type="float" office:value="33.2372219074125">
            <text:p>33.237221907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table:number-columns-repeated="2" office:value-type="float" office:value="407">
            <text:p>407</text:p>
          </table:table-cell>
          <table:table-cell office:value-type="float" office:value="14675">
            <text:p>14675</text:p>
          </table:table-cell>
          <table:table-cell office:value-type="float" office:value="19520">
            <text:p>19520</text:p>
          </table:table-cell>
          <table:table-cell office:value-type="float" office:value="31486">
            <text:p>31486</text:p>
          </table:table-cell>
          <table:table-cell office:value-type="float" office:value="511.875">
            <text:p>511.875</text:p>
          </table:table-cell>
          <table:table-cell office:value-type="float" office:value="366.875">
            <text:p>366.875</text:p>
          </table:table-cell>
          <table:table-cell office:value-type="float" office:value="676">
            <text:p>676</text:p>
          </table:table-cell>
          <table:table-cell office:value-type="float" office:value="0.0348807495741056">
            <text:p>0.0348807496</text:p>
          </table:table-cell>
          <table:table-cell office:value-type="float" office:value="0.0187948258196721">
            <text:p>0.0187948258</text:p>
          </table:table-cell>
          <table:table-cell office:value-type="float" office:value="0.0214698596201486">
            <text:p>0.0214698596</text:p>
          </table:table-cell>
          <table:table-cell office:value-type="float" office:value="1.12446729022344">
            <text:p>1.1244672902</text:p>
          </table:table-cell>
          <table:table-cell office:value-type="float" office:value="1.06647425150493">
            <text:p>1.0664742515</text:p>
          </table:table-cell>
          <table:table-cell office:value-type="float" office:value="1.07604798021985">
            <text:p>1.0760479802</text:p>
          </table:table-cell>
          <table:table-cell office:value-type="float" office:value="20.2165050235366">
            <text:p>20.2165050235</text:p>
          </table:table-cell>
          <table:table-cell office:value-type="float" office:value="0">
            <text:p>0</text:p>
          </table:table-cell>
          <table:table-cell office:value-type="float" office:value="32.6300094870776">
            <text:p>32.630009487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230">
            <text:p>14230</text:p>
          </table:table-cell>
          <table:table-cell office:value-type="float" office:value="20300">
            <text:p>20300</text:p>
          </table:table-cell>
          <table:table-cell office:value-type="float" office:value="29533">
            <text:p>29533</text:p>
          </table:table-cell>
          <table:table-cell office:value-type="float" office:value="528.125">
            <text:p>528.125</text:p>
          </table:table-cell>
          <table:table-cell office:value-type="float" office:value="323">
            <text:p>323</text:p>
          </table:table-cell>
          <table:table-cell office:value-type="float" office:value="909.625">
            <text:p>909.625</text:p>
          </table:table-cell>
          <table:table-cell office:value-type="float" office:value="0.0371134926212228">
            <text:p>0.0371134926</text:p>
          </table:table-cell>
          <table:table-cell office:value-type="float" office:value="0.0159113300492611">
            <text:p>0.01591133</text:p>
          </table:table-cell>
          <table:table-cell office:value-type="float" office:value="0.0308002911996749">
            <text:p>0.0308002912</text:p>
          </table:table-cell>
          <table:table-cell office:value-type="float" office:value="1.13259695038999">
            <text:p>1.1325969504</text:p>
          </table:table-cell>
          <table:table-cell office:value-type="float" office:value="1.05618586920333">
            <text:p>1.0561858692</text:p>
          </table:table-cell>
          <table:table-cell office:value-type="float" office:value="1.10966038875731">
            <text:p>1.1096603888</text:p>
          </table:table-cell>
          <table:table-cell office:value-type="float" office:value="19.0208888276115">
            <text:p>19.0208888276</text:p>
          </table:table-cell>
          <table:table-cell office:value-type="float" office:value="0">
            <text:p>0</text:p>
          </table:table-cell>
          <table:table-cell office:value-type="float" office:value="22.8493871903912">
            <text:p>22.849387190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619">
            <text:p>619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3990">
            <text:p>13990</text:p>
          </table:table-cell>
          <table:table-cell office:value-type="float" office:value="20542">
            <text:p>20542</text:p>
          </table:table-cell>
          <table:table-cell office:value-type="float" office:value="28942">
            <text:p>28942</text:p>
          </table:table-cell>
          <table:table-cell office:value-type="float" office:value="493.5">
            <text:p>493.5</text:p>
          </table:table-cell>
          <table:table-cell office:value-type="float" office:value="868.875">
            <text:p>868.875</text:p>
          </table:table-cell>
          <table:table-cell office:value-type="float" office:value="353.875">
            <text:p>353.875</text:p>
          </table:table-cell>
          <table:table-cell office:value-type="float" office:value="0.0352751965689778">
            <text:p>0.0352751966</text:p>
          </table:table-cell>
          <table:table-cell office:value-type="float" office:value="0.0422974880732159">
            <text:p>0.0422974881</text:p>
          </table:table-cell>
          <table:table-cell office:value-type="float" office:value="0.0122270402874715">
            <text:p>0.0122270403</text:p>
          </table:table-cell>
          <table:table-cell office:value-type="float" office:value="1.12590209339766">
            <text:p>1.1259020934</text:p>
          </table:table-cell>
          <table:table-cell office:value-type="float" office:value="1.15154780015097">
            <text:p>1.1515478002</text:p>
          </table:table-cell>
          <table:table-cell office:value-type="float" office:value="1.04308766201397">
            <text:p>1.043087662</text:p>
          </table:table-cell>
          <table:table-cell office:value-type="float" office:value="19.9942754372155">
            <text:p>19.9942754372</text:p>
          </table:table-cell>
          <table:table-cell office:value-type="float" office:value="16.7316120324057">
            <text:p>16.7316120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14026">
            <text:p>14026</text:p>
          </table:table-cell>
          <table:table-cell office:value-type="float" office:value="22202">
            <text:p>22202</text:p>
          </table:table-cell>
          <table:table-cell office:value-type="float" office:value="31068">
            <text:p>31068</text:p>
          </table:table-cell>
          <table:table-cell office:value-type="float" office:value="432.875">
            <text:p>432.875</text:p>
          </table:table-cell>
          <table:table-cell office:value-type="float" office:value="472.25">
            <text:p>472.25</text:p>
          </table:table-cell>
          <table:table-cell office:value-type="float" office:value="1250.75">
            <text:p>1250.75</text:p>
          </table:table-cell>
          <table:table-cell office:value-type="float" office:value="0.0308623271068017">
            <text:p>0.0308623271</text:p>
          </table:table-cell>
          <table:table-cell office:value-type="float" office:value="0.021270606251689">
            <text:p>0.0212706063</text:p>
          </table:table-cell>
          <table:table-cell office:value-type="float" office:value="0.0402584653019184">
            <text:p>0.0402584653</text:p>
          </table:table-cell>
          <table:table-cell office:value-type="float" office:value="1.10988501201332">
            <text:p>1.109885012</text:p>
          </table:table-cell>
          <table:table-cell office:value-type="float" office:value="1.07533390171393">
            <text:p>1.0753339017</text:p>
          </table:table-cell>
          <table:table-cell office:value-type="float" office:value="1.14408128685251">
            <text:p>1.1440812869</text:p>
          </table:table-cell>
          <table:table-cell office:value-type="float" office:value="22.8041476195803">
            <text:p>22.8041476196</text:p>
          </table:table-cell>
          <table:table-cell office:value-type="float" office:value="32.9324487989173">
            <text:p>32.9324487989</text:p>
          </table:table-cell>
          <table:table-cell office:value-type="float" office:value="17.5617206471094">
            <text:p>17.561720647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454">
            <text:p>454</text:p>
          </table:table-cell>
          <table:table-cell office:value-type="float" office:value="14815">
            <text:p>14815</text:p>
          </table:table-cell>
          <table:table-cell office:value-type="float" office:value="22334">
            <text:p>22334</text:p>
          </table:table-cell>
          <table:table-cell office:value-type="float" office:value="33123">
            <text:p>33123</text:p>
          </table:table-cell>
          <table:table-cell office:value-type="float" office:value="270">
            <text:p>270</text:p>
          </table:table-cell>
          <table:table-cell office:value-type="float" office:value="516.875">
            <text:p>516.875</text:p>
          </table:table-cell>
          <table:table-cell office:value-type="float" office:value="1189.875">
            <text:p>1189.875</text:p>
          </table:table-cell>
          <table:table-cell office:value-type="float" office:value="0.0182247721903476">
            <text:p>0.0182247722</text:p>
          </table:table-cell>
          <table:table-cell office:value-type="float" office:value="0.0231429658816155">
            <text:p>0.0231429659</text:p>
          </table:table-cell>
          <table:table-cell office:value-type="float" office:value="0.0359229236482203">
            <text:p>0.0359229236</text:p>
          </table:table-cell>
          <table:table-cell office:value-type="float" office:value="1.06443770161614">
            <text:p>1.0644377016</text:p>
          </table:table-cell>
          <table:table-cell office:value-type="float" office:value="1.08205015045046">
            <text:p>1.0820501505</text:p>
          </table:table-cell>
          <table:table-cell office:value-type="float" office:value="1.12825952739791">
            <text:p>1.1282595274</text:p>
          </table:table-cell>
          <table:table-cell office:value-type="float" office:value="0">
            <text:p>0</text:p>
          </table:table-cell>
          <table:table-cell office:value-type="float" office:value="30.2959154181634">
            <text:p>30.2959154182</text:p>
          </table:table-cell>
          <table:table-cell office:value-type="float" office:value="19.6399350326324">
            <text:p>19.639935032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5158">
            <text:p>15158</text:p>
          </table:table-cell>
          <table:table-cell office:value-type="float" office:value="21257">
            <text:p>21257</text:p>
          </table:table-cell>
          <table:table-cell office:value-type="float" office:value="35427">
            <text:p>35427</text:p>
          </table:table-cell>
          <table:table-cell office:value-type="float" office:value="208.25">
            <text:p>208.25</text:p>
          </table:table-cell>
          <table:table-cell office:value-type="float" office:value="547.75">
            <text:p>547.75</text:p>
          </table:table-cell>
          <table:table-cell office:value-type="float" office:value="1671.75">
            <text:p>1671.75</text:p>
          </table:table-cell>
          <table:table-cell office:value-type="float" office:value="0.0137386198706953">
            <text:p>0.0137386199</text:p>
          </table:table-cell>
          <table:table-cell office:value-type="float" office:value="0.0257679823117091">
            <text:p>0.0257679823</text:p>
          </table:table-cell>
          <table:table-cell office:value-type="float" office:value="0.0471885849775595">
            <text:p>0.047188585</text:p>
          </table:table-cell>
          <table:table-cell office:value-type="float" office:value="1.0484551189123">
            <text:p>1.0484551189</text:p>
          </table:table-cell>
          <table:table-cell office:value-type="float" office:value="1.09148935635932">
            <text:p>1.0914893564</text:p>
          </table:table-cell>
          <table:table-cell office:value-type="float" office:value="1.16952450202374">
            <text:p>1.169524502</text:p>
          </table:table-cell>
          <table:table-cell office:value-type="float" office:value="0">
            <text:p>0</text:p>
          </table:table-cell>
          <table:table-cell office:value-type="float" office:value="27.2446560593962">
            <text:p>27.2446560594</text:p>
          </table:table-cell>
          <table:table-cell office:value-type="float" office:value="15.0327843559619">
            <text:p>15.03278435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15823">
            <text:p>15823</text:p>
          </table:table-cell>
          <table:table-cell office:value-type="float" office:value="22804">
            <text:p>22804</text:p>
          </table:table-cell>
          <table:table-cell office:value-type="float" office:value="39220">
            <text:p>39220</text:p>
          </table:table-cell>
          <table:table-cell office:value-type="float" office:value="157.375">
            <text:p>157.375</text:p>
          </table:table-cell>
          <table:table-cell office:value-type="float" office:value="1140.625">
            <text:p>1140.625</text:p>
          </table:table-cell>
          <table:table-cell office:value-type="float" office:value="1932.875">
            <text:p>1932.875</text:p>
          </table:table-cell>
          <table:table-cell office:value-type="float" office:value="0.0099459647348796">
            <text:p>0.0099459647</text:p>
          </table:table-cell>
          <table:table-cell office:value-type="float" office:value="0.0500186370812138">
            <text:p>0.0500186371</text:p>
          </table:table-cell>
          <table:table-cell office:value-type="float" office:value="0.049282891381948">
            <text:p>0.0492828914</text:p>
          </table:table-cell>
          <table:table-cell office:value-type="float" office:value="1.03500476411251">
            <text:p>1.0350047641</text:p>
          </table:table-cell>
          <table:table-cell office:value-type="float" office:value="1.17996888333295">
            <text:p>1.1799688833</text:p>
          </table:table-cell>
          <table:table-cell office:value-type="float" office:value="1.17725057446743">
            <text:p>1.1772505745</text:p>
          </table:table-cell>
          <table:table-cell office:value-type="float" office:value="0">
            <text:p>0</text:p>
          </table:table-cell>
          <table:table-cell office:value-type="float" office:value="14.2015326869942">
            <text:p>14.201532687</text:p>
          </table:table-cell>
          <table:table-cell office:value-type="float" office:value="14.4084563392195">
            <text:p>14.408456339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16945">
            <text:p>16945</text:p>
          </table:table-cell>
          <table:table-cell office:value-type="float" office:value="24154">
            <text:p>24154</text:p>
          </table:table-cell>
          <table:table-cell office:value-type="float" office:value="41043">
            <text:p>41043</text:p>
          </table:table-cell>
          <table:table-cell office:value-type="float" office:value="332.75">
            <text:p>332.75</text:p>
          </table:table-cell>
          <table:table-cell office:value-type="float" office:value="1080.5">
            <text:p>1080.5</text:p>
          </table:table-cell>
          <table:table-cell office:value-type="float" office:value="1944.875">
            <text:p>1944.875</text:p>
          </table:table-cell>
          <table:table-cell office:value-type="float" office:value="0.0196370610799646">
            <text:p>0.0196370611</text:p>
          </table:table-cell>
          <table:table-cell office:value-type="float" office:value="0.0447337915045127">
            <text:p>0.0447337915</text:p>
          </table:table-cell>
          <table:table-cell office:value-type="float" office:value="0.0473862778062032">
            <text:p>0.0473862778</text:p>
          </table:table-cell>
          <table:table-cell office:value-type="float" office:value="1.06948551754888">
            <text:p>1.0694855175</text:p>
          </table:table-cell>
          <table:table-cell office:value-type="float" office:value="1.16049044998644">
            <text:p>1.16049045</text:p>
          </table:table-cell>
          <table:table-cell office:value-type="float" office:value="1.17025307259739">
            <text:p>1.1702530726</text:p>
          </table:table-cell>
          <table:table-cell office:value-type="float" office:value="0">
            <text:p>0</text:p>
          </table:table-cell>
          <table:table-cell office:value-type="float" office:value="15.8389806242101">
            <text:p>15.8389806242</text:p>
          </table:table-cell>
          <table:table-cell office:value-type="float" office:value="14.9714923149568">
            <text:p>14.97149231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16835">
            <text:p>16835</text:p>
          </table:table-cell>
          <table:table-cell office:value-type="float" office:value="24175">
            <text:p>24175</text:p>
          </table:table-cell>
          <table:table-cell office:value-type="float" office:value="41037">
            <text:p>41037</text:p>
          </table:table-cell>
          <table:table-cell office:value-type="float" office:value="329.875">
            <text:p>329.875</text:p>
          </table:table-cell>
          <table:table-cell office:value-type="float" office:value="797.75">
            <text:p>797.75</text:p>
          </table:table-cell>
          <table:table-cell office:value-type="float" office:value="2095.75">
            <text:p>2095.75</text:p>
          </table:table-cell>
          <table:table-cell office:value-type="float" office:value="0.0195945945945946">
            <text:p>0.0195945946</text:p>
          </table:table-cell>
          <table:table-cell office:value-type="float" office:value="0.0329989658738366">
            <text:p>0.0329989659</text:p>
          </table:table-cell>
          <table:table-cell office:value-type="float" office:value="0.0510697663084533">
            <text:p>0.0510697663</text:p>
          </table:table-cell>
          <table:table-cell office:value-type="float" office:value="1.06933361943024">
            <text:p>1.0693336194</text:p>
          </table:table-cell>
          <table:table-cell office:value-type="float" office:value="1.11763068678596">
            <text:p>1.1176306868</text:p>
          </table:table-cell>
          <table:table-cell office:value-type="float" office:value="1.18385609929995">
            <text:p>1.1838560993</text:p>
          </table:table-cell>
          <table:table-cell office:value-type="float" office:value="0">
            <text:p>0</text:p>
          </table:table-cell>
          <table:table-cell office:value-type="float" office:value="21.3498165602527">
            <text:p>21.3498165603</text:p>
          </table:table-cell>
          <table:table-cell office:value-type="float" office:value="13.9162510423769">
            <text:p>13.916251042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5464">
            <text:p>25464</text:p>
          </table:table-cell>
          <table:table-cell office:value-type="float" office:value="42907">
            <text:p>42907</text:p>
          </table:table-cell>
          <table:table-cell office:value-type="float" office:value="401.375">
            <text:p>401.375</text:p>
          </table:table-cell>
          <table:table-cell office:value-type="float" office:value="1181">
            <text:p>1181</text:p>
          </table:table-cell>
          <table:table-cell office:value-type="float" office:value="2162.25">
            <text:p>2162.25</text:p>
          </table:table-cell>
          <table:table-cell office:value-type="float" office:value="0.0252500629089079">
            <text:p>0.0252500629</text:p>
          </table:table-cell>
          <table:table-cell office:value-type="float" office:value="0.0463792020106817">
            <text:p>0.046379202</text:p>
          </table:table-cell>
          <table:table-cell office:value-type="float" office:value="0.0503938751252709">
            <text:p>0.0503938751</text:p>
          </table:table-cell>
          <table:table-cell office:value-type="float" office:value="1.08962484890791">
            <text:p>1.0896248489</text:p>
          </table:table-cell>
          <table:table-cell office:value-type="float" office:value="1.16654322658052">
            <text:p>1.1665432266</text:p>
          </table:table-cell>
          <table:table-cell office:value-type="float" office:value="1.18135606653273">
            <text:p>1.1813560665</text:p>
          </table:table-cell>
          <table:table-cell office:value-type="float" office:value="27.7964383079818">
            <text:p>27.796438308</text:p>
          </table:table-cell>
          <table:table-cell office:value-type="float" office:value="15.2891707342544">
            <text:p>15.2891707343</text:p>
          </table:table-cell>
          <table:table-cell office:value-type="float" office:value="14.0983255906109">
            <text:p>14.098325590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465">
            <text:p>465</text:p>
          </table:table-cell>
          <table:table-cell office:value-type="float" office:value="15259">
            <text:p>15259</text:p>
          </table:table-cell>
          <table:table-cell office:value-type="float" office:value="26666">
            <text:p>26666</text:p>
          </table:table-cell>
          <table:table-cell office:value-type="float" office:value="44345">
            <text:p>44345</text:p>
          </table:table-cell>
          <table:table-cell office:value-type="float" office:value="614.625">
            <text:p>614.625</text:p>
          </table:table-cell>
          <table:table-cell office:value-type="float" office:value="879.5">
            <text:p>879.5</text:p>
          </table:table-cell>
          <table:table-cell office:value-type="float" office:value="1497.25">
            <text:p>1497.25</text:p>
          </table:table-cell>
          <table:table-cell office:value-type="float" office:value="0.0402795071760928">
            <text:p>0.0402795072</text:p>
          </table:table-cell>
          <table:table-cell office:value-type="float" office:value="0.0329820745518638">
            <text:p>0.0329820746</text:p>
          </table:table-cell>
          <table:table-cell office:value-type="float" office:value="0.0337636712143421">
            <text:p>0.0337636712</text:p>
          </table:table-cell>
          <table:table-cell office:value-type="float" office:value="1.14415825496509">
            <text:p>1.144158255</text:p>
          </table:table-cell>
          <table:table-cell office:value-type="float" office:value="1.11756938272534">
            <text:p>1.1175693827</text:p>
          </table:table-cell>
          <table:table-cell office:value-type="float" office:value="1.12040722081818">
            <text:p>1.1204072208</text:p>
          </table:table-cell>
          <table:table-cell office:value-type="float" office:value="17.5527251550512">
            <text:p>17.5527251551</text:p>
          </table:table-cell>
          <table:table-cell office:value-type="float" office:value="21.3605749910367">
            <text:p>21.360574991</text:p>
          </table:table-cell>
          <table:table-cell office:value-type="float" office:value="20.8740339022366">
            <text:p>20.874033902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16688">
            <text:p>16688</text:p>
          </table:table-cell>
          <table:table-cell office:value-type="float" office:value="28527">
            <text:p>28527</text:p>
          </table:table-cell>
          <table:table-cell office:value-type="float" office:value="46627">
            <text:p>46627</text:p>
          </table:table-cell>
          <table:table-cell office:value-type="float" office:value="583.375">
            <text:p>583.375</text:p>
          </table:table-cell>
          <table:table-cell office:value-type="float" office:value="1251.625">
            <text:p>1251.625</text:p>
          </table:table-cell>
          <table:table-cell office:value-type="float" office:value="996.875">
            <text:p>996.875</text:p>
          </table:table-cell>
          <table:table-cell office:value-type="float" office:value="0.0349577540747843">
            <text:p>0.0349577541</text:p>
          </table:table-cell>
          <table:table-cell office:value-type="float" office:value="0.0438751007817156">
            <text:p>0.0438751008</text:p>
          </table:table-cell>
          <table:table-cell office:value-type="float" office:value="0.0213797799558196">
            <text:p>0.02137978</text:p>
          </table:table-cell>
          <table:table-cell office:value-type="float" office:value="1.12474734661885">
            <text:p>1.1247473466</text:p>
          </table:table-cell>
          <table:table-cell office:value-type="float" office:value="1.15733590069447">
            <text:p>1.1573359007</text:p>
          </table:table-cell>
          <table:table-cell office:value-type="float" office:value="1.07572513602765">
            <text:p>1.075725136</text:p>
          </table:table-cell>
          <table:table-cell office:value-type="float" office:value="20.1727271286246">
            <text:p>20.1727271286</text:p>
          </table:table-cell>
          <table:table-cell office:value-type="float" office:value="16.1422834124754">
            <text:p>16.1422834125</text:p>
          </table:table-cell>
          <table:table-cell office:value-type="float" office:value="32.766039909817">
            <text:p>32.766039909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17454">
            <text:p>17454</text:p>
          </table:table-cell>
          <table:table-cell office:value-type="float" office:value="29323">
            <text:p>29323</text:p>
          </table:table-cell>
          <table:table-cell office:value-type="float" office:value="49829">
            <text:p>49829</text:p>
          </table:table-cell>
          <table:table-cell office:value-type="float" office:value="583.75">
            <text:p>583.75</text:p>
          </table:table-cell>
          <table:table-cell office:value-type="float" office:value="936.375">
            <text:p>936.375</text:p>
          </table:table-cell>
          <table:table-cell office:value-type="float" office:value="1045">
            <text:p>1045</text:p>
          </table:table-cell>
          <table:table-cell office:value-type="float" office:value="0.0334450555746534">
            <text:p>0.0334450556</text:p>
          </table:table-cell>
          <table:table-cell office:value-type="float" office:value="0.0319331241687413">
            <text:p>0.0319331242</text:p>
          </table:table-cell>
          <table:table-cell office:value-type="float" office:value="0.0209717232936643">
            <text:p>0.0209717233</text:p>
          </table:table-cell>
          <table:table-cell office:value-type="float" office:value="1.11925009512637">
            <text:p>1.1192500951</text:p>
          </table:table-cell>
          <table:table-cell office:value-type="float" office:value="1.11376459445218">
            <text:p>1.1137645945</text:p>
          </table:table-cell>
          <table:table-cell office:value-type="float" office:value="1.07426306535652">
            <text:p>1.0742630654</text:p>
          </table:table-cell>
          <table:table-cell office:value-type="float" office:value="21.0696256385208">
            <text:p>21.0696256385</text:p>
          </table:table-cell>
          <table:table-cell office:value-type="float" office:value="22.0509704780546">
            <text:p>22.0509704781</text:p>
          </table:table-cell>
          <table:table-cell office:value-type="float" office:value="33.3968875369099">
            <text:p>33.396887536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0831">
            <text:p>30831</text:p>
          </table:table-cell>
          <table:table-cell office:value-type="float" office:value="52725">
            <text:p>52725</text:p>
          </table:table-cell>
          <table:table-cell office:value-type="float" office:value="816.625">
            <text:p>816.625</text:p>
          </table:table-cell>
          <table:table-cell office:value-type="float" office:value="547.5">
            <text:p>547.5</text:p>
          </table:table-cell>
          <table:table-cell office:value-type="float" office:value="1003.875">
            <text:p>1003.875</text:p>
          </table:table-cell>
          <table:table-cell office:value-type="float" office:value="0.0437563628569898">
            <text:p>0.0437563629</text:p>
          </table:table-cell>
          <table:table-cell office:value-type="float" office:value="0.0177581006130194">
            <text:p>0.0177581006</text:p>
          </table:table-cell>
          <table:table-cell office:value-type="float" office:value="0.0190398293029872">
            <text:p>0.0190398293</text:p>
          </table:table-cell>
          <table:table-cell office:value-type="float" office:value="1.15689992380879">
            <text:p>1.1568999238</text:p>
          </table:table-cell>
          <table:table-cell office:value-type="float" office:value="1.06277143841484">
            <text:p>1.0627714384</text:p>
          </table:table-cell>
          <table:table-cell office:value-type="float" office:value="1.06734993215623">
            <text:p>1.0673499322</text:p>
          </table:table-cell>
          <table:table-cell office:value-type="float" office:value="16.1851601888029">
            <text:p>16.18516018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740">
            <text:p>20740</text:p>
          </table:table-cell>
          <table:table-cell office:value-type="float" office:value="31842">
            <text:p>31842</text:p>
          </table:table-cell>
          <table:table-cell office:value-type="float" office:value="51270">
            <text:p>51270</text:p>
          </table:table-cell>
          <table:table-cell office:value-type="float" office:value="1015.875">
            <text:p>1015.875</text:p>
          </table:table-cell>
          <table:table-cell office:value-type="float" office:value="1069.25">
            <text:p>1069.25</text:p>
          </table:table-cell>
          <table:table-cell office:value-type="float" office:value="76">
            <text:p>76</text:p>
          </table:table-cell>
          <table:table-cell office:value-type="float" office:value="0.0489814368370299">
            <text:p>0.0489814368</text:p>
          </table:table-cell>
          <table:table-cell office:value-type="float" office:value="0.0335798630739275">
            <text:p>0.0335798631</text:p>
          </table:table-cell>
          <table:table-cell office:value-type="float" office:value="0.00148234835186269">
            <text:p>0.0014823484</text:p>
          </table:table-cell>
          <table:table-cell office:value-type="float" office:value="1.17613742399266">
            <text:p>1.176137424</text:p>
          </table:table-cell>
          <table:table-cell office:value-type="float" office:value="1.11973963087871">
            <text:p>1.1197396309</text:p>
          </table:table-cell>
          <table:table-cell office:value-type="float" office:value="1.00519252605053">
            <text:p>1.0051925261</text:p>
          </table:table-cell>
          <table:table-cell office:value-type="float" office:value="14.4950334027264">
            <text:p>14.4950334027</text:p>
          </table:table-cell>
          <table:table-cell office:value-type="float" office:value="20.9864170807852">
            <text:p>20.98641708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2974">
            <text:p>32974</text:p>
          </table:table-cell>
          <table:table-cell office:value-type="float" office:value="49018">
            <text:p>49018</text:p>
          </table:table-cell>
          <table:table-cell office:value-type="float" office:value="943">
            <text:p>943</text:p>
          </table:table-cell>
          <table:table-cell office:value-type="float" office:value="705">
            <text:p>705</text:p>
          </table:table-cell>
          <table:table-cell office:value-type="float" office:value="-850.875">
            <text:p>-850.875</text:p>
          </table:table-cell>
          <table:table-cell office:value-type="float" office:value="0.0436331667592079">
            <text:p>0.0436331668</text:p>
          </table:table-cell>
          <table:table-cell office:value-type="float" office:value="0.021380481591557">
            <text:p>0.0213804816</text:p>
          </table:table-cell>
          <table:table-cell office:value-type="float" office:value="-0.0173584193561549">
            <text:p>-0.0173584194</text:p>
          </table:table-cell>
          <table:table-cell office:value-type="float" office:value="1.15644763601044">
            <text:p>1.156447636</text:p>
          </table:table-cell>
          <table:table-cell office:value-type="float" office:value="1.0757276505569">
            <text:p>1.0757276506</text:p>
          </table:table-cell>
          <table:table-cell office:value-type="float" office:value="0.939836109109644">
            <text:p>0.9398361091</text:p>
          </table:table-cell>
          <table:table-cell office:value-type="float" office:value="16.2298934599394">
            <text:p>16.2298934599</text:p>
          </table:table-cell>
          <table:table-cell office:value-type="float" office:value="32.7649759318258">
            <text:p>32.76497593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4560">
            <text:p>34560</text:p>
          </table:table-cell>
          <table:table-cell office:value-type="float" office:value="49397">
            <text:p>49397</text:p>
          </table:table-cell>
          <table:table-cell office:value-type="float" office:value="1010.375">
            <text:p>1010.375</text:p>
          </table:table-cell>
          <table:table-cell office:value-type="float" office:value="-1538.625">
            <text:p>-1538.625</text:p>
          </table:table-cell>
          <table:table-cell office:value-type="float" office:value="-1571.125">
            <text:p>-1571.125</text:p>
          </table:table-cell>
          <table:table-cell office:value-type="float" office:value="0.0469832597070449">
            <text:p>0.0469832597</text:p>
          </table:table-cell>
          <table:table-cell office:value-type="float" office:value="-0.0445203993055556">
            <text:p>-0.0445203993</text:p>
          </table:table-cell>
          <table:table-cell office:value-type="float" office:value="-0.0318060813409721">
            <text:p>-0.0318060813</text:p>
          </table:table-cell>
          <table:table-cell office:value-type="float" office:value="1.16876796529235">
            <text:p>1.1687679653</text:p>
          </table:table-cell>
          <table:table-cell office:value-type="float" office:value="0.848063451701035">
            <text:p>0.8480634517</text:p>
          </table:table-cell>
          <table:table-cell office:value-type="float" office:value="0.890661503854724">
            <text:p>0.8906615039</text:p>
          </table:table-cell>
          <table:table-cell office:value-type="float" office:value="15.0969886951964">
            <text:p>15.0969886952</text:p>
          </table:table-cell>
          <table:table-cell office:value-type="float" office:value="-15.2199999355491">
            <text:p>-15.2199999355</text:p>
          </table:table-cell>
          <table:table-cell office:value-type="float" office:value="-21.444472934601">
            <text:p>-21.444472934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819">
            <text:p>819</text:p>
          </table:table-cell>
          <table:table-cell office:value-type="float" office:value="22429">
            <text:p>22429</text:p>
          </table:table-cell>
          <table:table-cell office:value-type="float" office:value="36025">
            <text:p>36025</text:p>
          </table:table-cell>
          <table:table-cell office:value-type="float" office:value="51437">
            <text:p>51437</text:p>
          </table:table-cell>
          <table:table-cell office:value-type="float" office:value="1089.875">
            <text:p>1089.875</text:p>
          </table:table-cell>
          <table:table-cell office:value-type="float" office:value="-1263.25">
            <text:p>-1263.25</text:p>
          </table:table-cell>
          <table:table-cell office:value-type="float" office:value="927.875">
            <text:p>927.875</text:p>
          </table:table-cell>
          <table:table-cell office:value-type="float" office:value="0.0485922243524009">
            <text:p>0.0485922244</text:p>
          </table:table-cell>
          <table:table-cell office:value-type="float" office:value="-0.0350659264399722">
            <text:p>-0.0350659264</text:p>
          </table:table-cell>
          <table:table-cell office:value-type="float" office:value="0.0180390574878006">
            <text:p>0.0180390575</text:p>
          </table:table-cell>
          <table:table-cell office:value-type="float" office:value="1.17470074559773">
            <text:p>1.1747007456</text:p>
          </table:table-cell>
          <table:table-cell office:value-type="float" office:value="0.8796793110864">
            <text:p>0.8796793111</text:p>
          </table:table-cell>
          <table:table-cell office:value-type="float" office:value="1.0637745000936">
            <text:p>1.0637745001</text:p>
          </table:table-cell>
          <table:table-cell office:value-type="float" office:value="14.6084028523797">
            <text:p>14.6084028524</text:p>
          </table:table-cell>
          <table:table-cell office:value-type="float" office:value="-19.4183364429253">
            <text:p>-19.41833644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23386">
            <text:p>23386</text:p>
          </table:table-cell>
          <table:table-cell office:value-type="float" office:value="32527">
            <text:p>32527</text:p>
          </table:table-cell>
          <table:table-cell office:value-type="float" office:value="50200">
            <text:p>50200</text:p>
          </table:table-cell>
          <table:table-cell office:value-type="float" office:value="733.75">
            <text:p>733.75</text:p>
          </table:table-cell>
          <table:table-cell office:value-type="float" office:value="-1374">
            <text:p>-1374</text:p>
          </table:table-cell>
          <table:table-cell office:value-type="float" office:value="79.125">
            <text:p>79.125</text:p>
          </table:table-cell>
          <table:table-cell office:value-type="float" office:value="0.0313756093389207">
            <text:p>0.0313756093</text:p>
          </table:table-cell>
          <table:table-cell office:value-type="float" office:value="-0.0422418298644203">
            <text:p>-0.0422418299</text:p>
          </table:table-cell>
          <table:table-cell office:value-type="float" office:value="0.00157619521912351">
            <text:p>0.0015761952</text:p>
          </table:table-cell>
          <table:table-cell office:value-type="float" office:value="1.11174411325454">
            <text:p>1.1117441133</text:p>
          </table:table-cell>
          <table:table-cell office:value-type="float" office:value="0.855650964967506">
            <text:p>0.855650965</text:p>
          </table:table-cell>
          <table:table-cell office:value-type="float" office:value="1.00552155267402">
            <text:p>1.0055215527</text:p>
          </table:table-cell>
          <table:table-cell office:value-type="float" office:value="22.436700508462">
            <text:p>22.4367005085</text:p>
          </table:table-cell>
          <table:table-cell office:value-type="float" office:value="-16.0599570084114">
            <text:p>-16.05995700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2254">
            <text:p>22254</text:p>
          </table:table-cell>
          <table:table-cell office:value-type="float" office:value="31671">
            <text:p>31671</text:p>
          </table:table-cell>
          <table:table-cell office:value-type="float" office:value="48005">
            <text:p>48005</text:p>
          </table:table-cell>
          <table:table-cell office:value-type="float" office:value="-365.25">
            <text:p>-365.25</text:p>
          </table:table-cell>
          <table:table-cell office:value-type="float" office:value="603.375">
            <text:p>603.375</text:p>
          </table:table-cell>
          <table:table-cell office:value-type="float" office:value="-781.75">
            <text:p>-781.75</text:p>
          </table:table-cell>
          <table:table-cell office:value-type="float" office:value="-0.0164127797249933">
            <text:p>-0.0164127797</text:p>
          </table:table-cell>
          <table:table-cell office:value-type="float" office:value="0.0190513403429004">
            <text:p>0.0190513403</text:p>
          </table:table-cell>
          <table:table-cell office:value-type="float" office:value="-0.0162847620039579">
            <text:p>-0.016284762</text:p>
          </table:table-cell>
          <table:table-cell office:value-type="float" office:value="0.943083254465594">
            <text:p>0.9430832545</text:p>
          </table:table-cell>
          <table:table-cell office:value-type="float" office:value="1.06739108019512">
            <text:p>1.0673910802</text:p>
          </table:table-cell>
          <table:table-cell office:value-type="float" office:value="0.943523112194257">
            <text:p>0.94352311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16929">
            <text:p>16929</text:p>
          </table:table-cell>
          <table:table-cell office:value-type="float" office:value="32924">
            <text:p>32924</text:p>
          </table:table-cell>
          <table:table-cell office:value-type="float" office:value="48128">
            <text:p>48128</text:p>
          </table:table-cell>
          <table:table-cell office:value-type="float" office:value="-373.625">
            <text:p>-373.625</text:p>
          </table:table-cell>
          <table:table-cell office:value-type="float" office:value="628.375">
            <text:p>628.375</text:p>
          </table:table-cell>
          <table:table-cell office:value-type="float" office:value="-1812.375">
            <text:p>-1812.375</text:p>
          </table:table-cell>
          <table:table-cell office:value-type="float" office:value="-0.022070116368362">
            <text:p>-0.0220701164</text:p>
          </table:table-cell>
          <table:table-cell office:value-type="float" office:value="0.0190856214311748">
            <text:p>0.0190856214</text:p>
          </table:table-cell>
          <table:table-cell office:value-type="float" office:value="-0.0376573927859043">
            <text:p>-0.0376573928</text:p>
          </table:table-cell>
          <table:table-cell office:value-type="float" office:value="0.923709289182299">
            <text:p>0.9237092892</text:p>
          </table:table-cell>
          <table:table-cell office:value-type="float" office:value="1.06751362646212">
            <text:p>1.0675136265</text:p>
          </table:table-cell>
          <table:table-cell office:value-type="float" office:value="0.870978560542942">
            <text:p>0.8709785605</text:p>
          </table:table-cell>
          <table:table-cell office:value-type="float" office:value="-31.0587311522336">
            <text:p>-31.0587311522</text:p>
          </table:table-cell>
          <table:table-cell office:value-type="float" office:value="0">
            <text:p>0</text:p>
          </table:table-cell>
          <table:table-cell office:value-type="float" office:value="-18.0578787027761">
            <text:p>-18.0578787028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95">
            <text:p>595</text:p>
          </table:table-cell>
          <table:table-cell office:value-type="float" office:value="1021">
            <text:p>1021</text:p>
          </table:table-cell>
          <table:table-cell office:value-type="float" office:value="18549">
            <text:p>18549</text:p>
          </table:table-cell>
          <table:table-cell office:value-type="float" office:value="33950">
            <text:p>33950</text:p>
          </table:table-cell>
          <table:table-cell office:value-type="float" office:value="49466">
            <text:p>49466</text:p>
          </table:table-cell>
          <table:table-cell office:value-type="float" office:value="-1166.375">
            <text:p>-1166.375</text:p>
          </table:table-cell>
          <table:table-cell office:value-type="float" office:value="595">
            <text:p>595</text:p>
          </table:table-cell>
          <table:table-cell office:value-type="float" office:value="880.375">
            <text:p>880.375</text:p>
          </table:table-cell>
          <table:table-cell office:value-type="float" office:value="-0.0628807482883174">
            <text:p>-0.0628807483</text:p>
          </table:table-cell>
          <table:table-cell office:value-type="float" office:value="0.0175257731958763">
            <text:p>0.0175257732</text:p>
          </table:table-cell>
          <table:table-cell office:value-type="float" office:value="0.0177975781344762">
            <text:p>0.0177975781</text:p>
          </table:table-cell>
          <table:table-cell office:value-type="float" office:value="0.787667198461275">
            <text:p>0.7876671985</text:p>
          </table:table-cell>
          <table:table-cell office:value-type="float" office:value="1.06194222552875">
            <text:p>1.0619422255</text:p>
          </table:table-cell>
          <table:table-cell office:value-type="float" office:value="1.06291236089407">
            <text:p>1.0629123609</text:p>
          </table:table-cell>
          <table:table-cell office:value-type="float" office:value="-10.6728771636076">
            <text:p>-10.67287716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1031">
            <text:p>1031</text:p>
          </table:table-cell>
          <table:table-cell office:value-type="float" office:value="20088">
            <text:p>20088</text:p>
          </table:table-cell>
          <table:table-cell office:value-type="float" office:value="31647">
            <text:p>31647</text:p>
          </table:table-cell>
          <table:table-cell office:value-type="float" office:value="48489">
            <text:p>48489</text:p>
          </table:table-cell>
          <table:table-cell office:value-type="float" office:value="-281.75">
            <text:p>-281.75</text:p>
          </table:table-cell>
          <table:table-cell office:value-type="float" office:value="-860">
            <text:p>-860</text:p>
          </table:table-cell>
          <table:table-cell office:value-type="float" office:value="-27.125">
            <text:p>-27.125</text:p>
          </table:table-cell>
          <table:table-cell office:value-type="float" office:value="-0.0140257865392274">
            <text:p>-0.0140257865</text:p>
          </table:table-cell>
          <table:table-cell office:value-type="float" office:value="-0.0271747717003191">
            <text:p>-0.0271747717</text:p>
          </table:table-cell>
          <table:table-cell office:value-type="float" office:value="-0.00055940522592753">
            <text:p>-0.0005594052</text:p>
          </table:table-cell>
          <table:table-cell office:value-type="float" office:value="0.95129532358127">
            <text:p>0.9512953236</text:p>
          </table:table-cell>
          <table:table-cell office:value-type="float" office:value="0.906335696754133">
            <text:p>0.9063356968</text:p>
          </table:table-cell>
          <table:table-cell office:value-type="float" office:value="0.998042695060299">
            <text:p>0.9980426951</text:p>
          </table:table-cell>
          <table:table-cell office:value-type="float" office:value="0">
            <text:p>0</text:p>
          </table:table-cell>
          <table:table-cell office:value-type="float" office:value="-25.158845290765">
            <text:p>-25.15884529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19008">
            <text:p>19008</text:p>
          </table:table-cell>
          <table:table-cell office:value-type="float" office:value="30400">
            <text:p>30400</text:p>
          </table:table-cell>
          <table:table-cell office:value-type="float" office:value="46106">
            <text:p>46106</text:p>
          </table:table-cell>
          <table:table-cell office:value-type="float" office:value="134.25">
            <text:p>134.25</text:p>
          </table:table-cell>
          <table:table-cell office:value-type="float" office:value="139.125">
            <text:p>139.125</text:p>
          </table:table-cell>
          <table:table-cell office:value-type="float" office:value="-769.625">
            <text:p>-769.625</text:p>
          </table:table-cell>
          <table:table-cell office:value-type="float" office:value="0.00706281565656566">
            <text:p>0.0070628157</text:p>
          </table:table-cell>
          <table:table-cell office:value-type="float" office:value="0.00457648026315789">
            <text:p>0.0045764803</text:p>
          </table:table-cell>
          <table:table-cell office:value-type="float" office:value="-0.0166925129050449">
            <text:p>-0.0166925129</text:p>
          </table:table-cell>
          <table:table-cell office:value-type="float" office:value="1.02481762619338">
            <text:p>1.0248176262</text:p>
          </table:table-cell>
          <table:table-cell office:value-type="float" office:value="1.01605873149739">
            <text:p>1.0160587315</text:p>
          </table:table-cell>
          <table:table-cell office:value-type="float" office:value="0.94212233920703">
            <text:p>0.94212233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16929">
            <text:p>16929</text:p>
          </table:table-cell>
          <table:table-cell office:value-type="float" office:value="28215">
            <text:p>28215</text:p>
          </table:table-cell>
          <table:table-cell office:value-type="float" office:value="46213">
            <text:p>46213</text:p>
          </table:table-cell>
          <table:table-cell office:value-type="float" office:value="-373.625">
            <text:p>-373.625</text:p>
          </table:table-cell>
          <table:table-cell office:value-type="float" office:value="-607">
            <text:p>-607</text:p>
          </table:table-cell>
          <table:table-cell office:value-type="float" office:value="-1370">
            <text:p>-1370</text:p>
          </table:table-cell>
          <table:table-cell office:value-type="float" office:value="-0.022070116368362">
            <text:p>-0.0220701164</text:p>
          </table:table-cell>
          <table:table-cell office:value-type="float" office:value="-0.0215133794081163">
            <text:p>-0.0215133794</text:p>
          </table:table-cell>
          <table:table-cell office:value-type="float" office:value="-0.0296453378919352">
            <text:p>-0.0296453379</text:p>
          </table:table-cell>
          <table:table-cell office:value-type="float" office:value="0.923709289182299">
            <text:p>0.9237092892</text:p>
          </table:table-cell>
          <table:table-cell office:value-type="float" office:value="0.925610310038966">
            <text:p>0.92561031</text:p>
          </table:table-cell>
          <table:table-cell office:value-type="float" office:value="0.897963855653332">
            <text:p>0.8979638557</text:p>
          </table:table-cell>
          <table:table-cell office:value-type="float" office:value="-31.0587311522336">
            <text:p>-31.0587311522</text:p>
          </table:table-cell>
          <table:table-cell office:value-type="float" office:value="-31.8715239022446">
            <text:p>-31.8715239022</text:p>
          </table:table-cell>
          <table:table-cell office:value-type="float" office:value="-23.0330098051014">
            <text:p>-23.033009805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19467">
            <text:p>19467</text:p>
          </table:table-cell>
          <table:table-cell office:value-type="float" office:value="31496">
            <text:p>31496</text:p>
          </table:table-cell>
          <table:table-cell office:value-type="float" office:value="47551">
            <text:p>47551</text:p>
          </table:table-cell>
          <table:table-cell office:value-type="float" office:value="-759.75">
            <text:p>-759.75</text:p>
          </table:table-cell>
          <table:table-cell office:value-type="float" office:value="875.75">
            <text:p>875.75</text:p>
          </table:table-cell>
          <table:table-cell office:value-type="float" office:value="-1185.25">
            <text:p>-1185.25</text:p>
          </table:table-cell>
          <table:table-cell office:value-type="float" office:value="-0.03902758514409">
            <text:p>-0.0390275851</text:p>
          </table:table-cell>
          <table:table-cell office:value-type="float" office:value="0.0278051181102362">
            <text:p>0.0278051181</text:p>
          </table:table-cell>
          <table:table-cell office:value-type="float" office:value="-0.0249258690668966">
            <text:p>-0.0249258691</text:p>
          </table:table-cell>
          <table:table-cell office:value-type="float" office:value="0.866388830703956">
            <text:p>0.8663888307</text:p>
          </table:table-cell>
          <table:table-cell office:value-type="float" office:value="1.09883323758835">
            <text:p>1.0988332376</text:p>
          </table:table-cell>
          <table:table-cell office:value-type="float" office:value="0.913977204205392">
            <text:p>0.9139772042</text:p>
          </table:table-cell>
          <table:table-cell office:value-type="float" office:value="-17.4115694457785">
            <text:p>-17.4115694458</text:p>
          </table:table-cell>
          <table:table-cell office:value-type="float" office:value="25.2737517635682">
            <text:p>25.2737517636</text:p>
          </table:table-cell>
          <table:table-cell office:value-type="float" office:value="-27.4603139694596">
            <text:p>-27.4603139695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3">
            <text:p>3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19005">
            <text:p>19005</text:p>
          </table:table-cell>
          <table:table-cell office:value-type="float" office:value="29988">
            <text:p>29988</text:p>
          </table:table-cell>
          <table:table-cell office:value-type="float" office:value="43316">
            <text:p>43316</text:p>
          </table:table-cell>
          <table:table-cell office:value-type="float" office:value="-298.25">
            <text:p>-298.25</text:p>
          </table:table-cell>
          <table:table-cell office:value-type="float" office:value="-19.375">
            <text:p>-19.375</text:p>
          </table:table-cell>
          <table:table-cell office:value-type="float" office:value="1043.25">
            <text:p>1043.25</text:p>
          </table:table-cell>
          <table:table-cell office:value-type="float" office:value="-0.0156932386214154">
            <text:p>-0.0156932386</text:p>
          </table:table-cell>
          <table:table-cell office:value-type="float" office:value="-0.00064609177004135">
            <text:p>-0.0006460918</text:p>
          </table:table-cell>
          <table:table-cell office:value-type="float" office:value="0.0240846338535414">
            <text:p>0.0240846339</text:p>
          </table:table-cell>
          <table:table-cell office:value-type="float" office:value="0.945556369192366">
            <text:p>0.9455563692</text:p>
          </table:table-cell>
          <table:table-cell office:value-type="float" office:value="0.997739496976623">
            <text:p>0.997739497</text:p>
          </table:table-cell>
          <table:table-cell office:value-type="float" office:value="1.0854331548796">
            <text:p>1.0854331549</text:p>
          </table:table-cell>
          <table:table-cell table:number-columns-repeated="2" office:value-type="float" office:value="0">
            <text:p>0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16929">
            <text:p>16929</text:p>
          </table:table-cell>
          <table:table-cell office:value-type="float" office:value="28098">
            <text:p>28098</text:p>
          </table:table-cell>
          <table:table-cell office:value-type="float" office:value="44590">
            <text:p>44590</text:p>
          </table:table-cell>
          <table:table-cell office:value-type="float" office:value="200.125">
            <text:p>200.125</text:p>
          </table:table-cell>
          <table:table-cell office:value-type="float" office:value="-1231.75">
            <text:p>-1231.75</text:p>
          </table:table-cell>
          <table:table-cell office:value-type="float" office:value="913.25">
            <text:p>913.25</text:p>
          </table:table-cell>
          <table:table-cell office:value-type="float" office:value="0.0118214306810798">
            <text:p>0.0118214307</text:p>
          </table:table-cell>
          <table:table-cell office:value-type="float" office:value="-0.0438376396896576">
            <text:p>-0.0438376397</text:p>
          </table:table-cell>
          <table:table-cell office:value-type="float" office:value="0.0204810495626822">
            <text:p>0.0204810496</text:p>
          </table:table-cell>
          <table:table-cell office:value-type="float" office:value="1.04164890998154">
            <text:p>1.04164891</text:p>
          </table:table-cell>
          <table:table-cell office:value-type="float" office:value="0.850334868847176">
            <text:p>0.8503348688</text:p>
          </table:table-cell>
          <table:table-cell office:value-type="float" office:value="1.07250584131612">
            <text:p>1.0725058413</text:p>
          </table:table-cell>
          <table:table-cell office:value-type="float" office:value="0">
            <text:p>0</text:p>
          </table:table-cell>
          <table:table-cell office:value-type="float" office:value="-15.4625274170777">
            <text:p>-15.4625274171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3">
            <text:p>3</text:p>
          </table:table-cell>
          <table:table-cell office:value-type="float" office:value="726">
            <text:p>726</text:p>
          </table:table-cell>
          <table:table-cell table:number-columns-repeated="2" office:value-type="float" office:value="1323">
            <text:p>1323</text:p>
          </table:table-cell>
          <table:table-cell office:value-type="float" office:value="17680">
            <text:p>17680</text:p>
          </table:table-cell>
          <table:table-cell office:value-type="float" office:value="27270">
            <text:p>27270</text:p>
          </table:table-cell>
          <table:table-cell office:value-type="float" office:value="45450">
            <text:p>45450</text:p>
          </table:table-cell>
          <table:table-cell office:value-type="float" office:value="-723.125">
            <text:p>-723.125</text:p>
          </table:table-cell>
          <table:table-cell office:value-type="float" office:value="922.5">
            <text:p>922.5</text:p>
          </table:table-cell>
          <table:table-cell office:value-type="float" office:value="1537.5">
            <text:p>1537.5</text:p>
          </table:table-cell>
          <table:table-cell office:value-type="float" office:value="-0.0409007352941176">
            <text:p>-0.0409007353</text:p>
          </table:table-cell>
          <table:table-cell table:number-columns-repeated="2" office:value-type="float" office:value="0.0338283828382838">
            <text:p>0.0338283828</text:p>
          </table:table-cell>
          <table:table-cell office:value-type="float" office:value="0.860126251959883">
            <text:p>0.860126252</text:p>
          </table:table-cell>
          <table:table-cell table:number-columns-repeated="2" office:value-type="float" office:value="1.12064228452548">
            <text:p>1.1206422845</text:p>
          </table:table-cell>
          <table:table-cell office:value-type="float" office:value="-16.5980734433182">
            <text:p>-16.5980734433</text:p>
          </table:table-cell>
          <table:table-cell table:number-columns-repeated="2" office:value-type="float" office:value="20.8347588436661">
            <text:p>20.834758843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3">
            <text:p>3</text:p>
          </table:table-cell>
          <table:table-cell office:value-type="float" office:value="1402">
            <text:p>1402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19400">
            <text:p>19400</text:p>
          </table:table-cell>
          <table:table-cell office:value-type="float" office:value="30628">
            <text:p>30628</text:p>
          </table:table-cell>
          <table:table-cell office:value-type="float" office:value="49980">
            <text:p>49980</text:p>
          </table:table-cell>
          <table:table-cell office:value-type="float" office:value="-943.75">
            <text:p>-943.75</text:p>
          </table:table-cell>
          <table:table-cell office:value-type="float" office:value="741">
            <text:p>741</text:p>
          </table:table-cell>
          <table:table-cell office:value-type="float" office:value="1203.75">
            <text:p>1203.75</text:p>
          </table:table-cell>
          <table:table-cell office:value-type="float" office:value="-0.0486469072164948">
            <text:p>-0.0486469072</text:p>
          </table:table-cell>
          <table:table-cell office:value-type="float" office:value="0.0241935483870968">
            <text:p>0.0241935484</text:p>
          </table:table-cell>
          <table:table-cell office:value-type="float" office:value="0.0240846338535414">
            <text:p>0.0240846339</text:p>
          </table:table-cell>
          <table:table-cell office:value-type="float" office:value="0.834374207042459">
            <text:p>0.834374207</text:p>
          </table:table-cell>
          <table:table-cell office:value-type="float" office:value="1.08582466181061">
            <text:p>1.0858246618</text:p>
          </table:table-cell>
          <table:table-cell office:value-type="float" office:value="1.0854331548796">
            <text:p>1.0854331549</text:p>
          </table:table-cell>
          <table:table-cell office:value-type="float" office:value="-13.8990813452345">
            <text:p>-13.8990813452</text:p>
          </table:table-cell>
          <table:table-cell office:value-type="float" office:value="28.9952762295445">
            <text:p>28.9952762295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3">
            <text:p>3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19005">
            <text:p>19005</text:p>
          </table:table-cell>
          <table:table-cell office:value-type="float" office:value="30870">
            <text:p>30870</text:p>
          </table:table-cell>
          <table:table-cell office:value-type="float" office:value="51450">
            <text:p>51450</text:p>
          </table:table-cell>
          <table:table-cell office:value-type="float" office:value="-298.25">
            <text:p>-298.25</text:p>
          </table:table-cell>
          <table:table-cell office:value-type="float" office:value="-31.625">
            <text:p>-31.625</text:p>
          </table:table-cell>
          <table:table-cell office:value-type="float" office:value="1053.75">
            <text:p>1053.75</text:p>
          </table:table-cell>
          <table:table-cell office:value-type="float" office:value="-0.0156932386214154">
            <text:p>-0.0156932386</text:p>
          </table:table-cell>
          <table:table-cell office:value-type="float" office:value="-0.00102445740200842">
            <text:p>-0.0010244574</text:p>
          </table:table-cell>
          <table:table-cell office:value-type="float" office:value="0.0204810495626822">
            <text:p>0.0204810496</text:p>
          </table:table-cell>
          <table:table-cell office:value-type="float" office:value="0.945556369192366">
            <text:p>0.9455563692</text:p>
          </table:table-cell>
          <table:table-cell office:value-type="float" office:value="0.996416456138389">
            <text:p>0.9964164561</text:p>
          </table:table-cell>
          <table:table-cell office:value-type="float" office:value="1.07250584131612">
            <text:p>1.0725058413</text:p>
          </table:table-cell>
          <table:table-cell table:number-columns-repeated="2" office:value-type="float" office:value="0">
            <text:p>0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3">
            <text:p>3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17409">
            <text:p>17409</text:p>
          </table:table-cell>
          <table:table-cell office:value-type="float" office:value="30550">
            <text:p>30550</text:p>
          </table:table-cell>
          <table:table-cell office:value-type="float" office:value="52140">
            <text:p>52140</text:p>
          </table:table-cell>
          <table:table-cell office:value-type="float" office:value="-207.75">
            <text:p>-207.75</text:p>
          </table:table-cell>
          <table:table-cell office:value-type="float" office:value="-228.5">
            <text:p>-228.5</text:p>
          </table:table-cell>
          <table:table-cell office:value-type="float" office:value="1548.75">
            <text:p>1548.75</text:p>
          </table:table-cell>
          <table:table-cell office:value-type="float" office:value="-0.0119334826813717">
            <text:p>-0.0119334827</text:p>
          </table:table-cell>
          <table:table-cell office:value-type="float" office:value="-0.00747954173486088">
            <text:p>-0.0074795417</text:p>
          </table:table-cell>
          <table:table-cell office:value-type="float" office:value="0.0297036823935558">
            <text:p>0.0297036824</text:p>
          </table:table-cell>
          <table:table-cell office:value-type="float" office:value="0.958511930312656">
            <text:p>0.9585119303</text:p>
          </table:table-cell>
          <table:table-cell office:value-type="float" office:value="0.973931253275331">
            <text:p>0.9739312533</text:p>
          </table:table-cell>
          <table:table-cell office:value-type="float" office:value="1.10569221352301">
            <text:p>1.1056922135</text:p>
          </table:table-cell>
          <table:table-cell table:number-columns-repeated="2" office:value-type="float" office:value="0">
            <text:p>0</text:p>
          </table:table-cell>
          <table:table-cell office:value-type="float" office:value="23.680278488925">
            <text:p>23.680278488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1455">
            <text:p>1455</text:p>
          </table:table-cell>
          <table:table-cell office:value-type="float" office:value="18564">
            <text:p>18564</text:p>
          </table:table-cell>
          <table:table-cell office:value-type="float" office:value="31500">
            <text:p>31500</text:p>
          </table:table-cell>
          <table:table-cell office:value-type="float" office:value="53400">
            <text:p>53400</text:p>
          </table:table-cell>
          <table:table-cell office:value-type="float" office:value="236.25">
            <text:p>236.25</text:p>
          </table:table-cell>
          <table:table-cell office:value-type="float" office:value="1012.5">
            <text:p>1012.5</text:p>
          </table:table-cell>
          <table:table-cell office:value-type="float" office:value="1593.75">
            <text:p>1593.75</text:p>
          </table:table-cell>
          <table:table-cell office:value-type="float" office:value="0.0127262443438914">
            <text:p>0.0127262443</text:p>
          </table:table-cell>
          <table:table-cell office:value-type="float" office:value="0.0321428571428571">
            <text:p>0.0321428571</text:p>
          </table:table-cell>
          <table:table-cell office:value-type="float" office:value="0.0298455056179775">
            <text:p>0.0298455056</text:p>
          </table:table-cell>
          <table:table-cell office:value-type="float" office:value="1.04485929150202">
            <text:p>1.0448592915</text:p>
          </table:table-cell>
          <table:table-cell office:value-type="float" office:value="1.114525">
            <text:p>1.114525</text:p>
          </table:table-cell>
          <table:table-cell office:value-type="float" office:value="1.10620514790588">
            <text:p>1.1062051479</text:p>
          </table:table-cell>
          <table:table-cell office:value-type="float" office:value="0">
            <text:p>0</text:p>
          </table:table-cell>
          <table:table-cell office:value-type="float" office:value="21.9093251418321">
            <text:p>21.9093251418</text:p>
          </table:table-cell>
          <table:table-cell office:value-type="float" office:value="23.5693827811852">
            <text:p>23.56938278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17600">
            <text:p>17600</text:p>
          </table:table-cell>
          <table:table-cell office:value-type="float" office:value="31925">
            <text:p>31925</text:p>
          </table:table-cell>
          <table:table-cell office:value-type="float" office:value="53280">
            <text:p>53280</text:p>
          </table:table-cell>
          <table:table-cell office:value-type="float" office:value="-130">
            <text:p>-130</text:p>
          </table:table-cell>
          <table:table-cell office:value-type="float" office:value="15.625">
            <text:p>15.625</text:p>
          </table:table-cell>
          <table:table-cell office:value-type="float" office:value="1233.75">
            <text:p>1233.75</text:p>
          </table:table-cell>
          <table:table-cell office:value-type="float" office:value="-0.00738636363636364">
            <text:p>-0.0073863636</text:p>
          </table:table-cell>
          <table:table-cell office:value-type="float" office:value="0.000489428347689898">
            <text:p>0.0004894283</text:p>
          </table:table-cell>
          <table:table-cell office:value-type="float" office:value="0.0231559684684685">
            <text:p>0.0231559685</text:p>
          </table:table-cell>
          <table:table-cell office:value-type="float" office:value="0.974254661673554">
            <text:p>0.9742546617</text:p>
          </table:table-cell>
          <table:table-cell office:value-type="float" office:value="1.00171346871553">
            <text:p>1.0017134687</text:p>
          </table:table-cell>
          <table:table-cell office:value-type="float" office:value="1.08209683943604">
            <text:p>1.0820968394</text:p>
          </table:table-cell>
          <table:table-cell table:number-columns-repeated="2" office:value-type="float" office:value="0">
            <text:p>0</text:p>
          </table:table-cell>
          <table:table-cell office:value-type="float" office:value="30.2790967262616">
            <text:p>30.279096726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3">
            <text:p>3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15640">
            <text:p>15640</text:p>
          </table:table-cell>
          <table:table-cell office:value-type="float" office:value="29650">
            <text:p>29650</text:p>
          </table:table-cell>
          <table:table-cell office:value-type="float" office:value="51870">
            <text:p>51870</text:p>
          </table:table-cell>
          <table:table-cell office:value-type="float" office:value="-197.5">
            <text:p>-197.5</text:p>
          </table:table-cell>
          <table:table-cell office:value-type="float" office:value="-84.375">
            <text:p>-84.375</text:p>
          </table:table-cell>
          <table:table-cell office:value-type="float" office:value="152.75">
            <text:p>152.75</text:p>
          </table:table-cell>
          <table:table-cell office:value-type="float" office:value="-0.0126278772378517">
            <text:p>-0.0126278772</text:p>
          </table:table-cell>
          <table:table-cell office:value-type="float" office:value="-0.00284569983136594">
            <text:p>-0.0028456998</text:p>
          </table:table-cell>
          <table:table-cell office:value-type="float" office:value="0.00294486215538847">
            <text:p>0.0029448622</text:p>
          </table:table-cell>
          <table:table-cell office:value-type="float" office:value="0.956114977703246">
            <text:p>0.9561149777</text:p>
          </table:table-cell>
          <table:table-cell office:value-type="float" office:value="0.990055922684979">
            <text:p>0.9900559227</text:p>
          </table:table-cell>
          <table:table-cell office:value-type="float" office:value="1.01032401508156">
            <text:p>1.0103240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3">
            <text:p>3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18180">
            <text:p>18180</text:p>
          </table:table-cell>
          <table:table-cell office:value-type="float" office:value="32136">
            <text:p>32136</text:p>
          </table:table-cell>
          <table:table-cell office:value-type="float" office:value="53940">
            <text:p>53940</text:p>
          </table:table-cell>
          <table:table-cell office:value-type="float" office:value="107.5">
            <text:p>107.5</text:p>
          </table:table-cell>
          <table:table-cell office:value-type="float" office:value="500.5">
            <text:p>500.5</text:p>
          </table:table-cell>
          <table:table-cell office:value-type="float" office:value="993.75">
            <text:p>993.75</text:p>
          </table:table-cell>
          <table:table-cell office:value-type="float" office:value="0.00591309130913091">
            <text:p>0.0059130913</text:p>
          </table:table-cell>
          <table:table-cell office:value-type="float" office:value="0.0155744336569579">
            <text:p>0.0155744337</text:p>
          </table:table-cell>
          <table:table-cell office:value-type="float" office:value="0.0184232480533927">
            <text:p>0.0184232481</text:p>
          </table:table-cell>
          <table:table-cell office:value-type="float" office:value="1.02076435029367">
            <text:p>1.0207643503</text:p>
          </table:table-cell>
          <table:table-cell office:value-type="float" office:value="1.05498594124747">
            <text:p>1.0549859412</text:p>
          </table:table-cell>
          <table:table-cell office:value-type="float" office:value="1.06514662368179">
            <text:p>1.06514662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19760">
            <text:p>19760</text:p>
          </table:table-cell>
          <table:table-cell office:value-type="float" office:value="33830">
            <text:p>33830</text:p>
          </table:table-cell>
          <table:table-cell office:value-type="float" office:value="58200">
            <text:p>58200</text:p>
          </table:table-cell>
          <table:table-cell office:value-type="float" office:value="-376">
            <text:p>-376</text:p>
          </table:table-cell>
          <table:table-cell office:value-type="float" office:value="442">
            <text:p>442</text:p>
          </table:table-cell>
          <table:table-cell office:value-type="float" office:value="476.25">
            <text:p>476.25</text:p>
          </table:table-cell>
          <table:table-cell office:value-type="float" office:value="-0.0190283400809717">
            <text:p>-0.0190283401</text:p>
          </table:table-cell>
          <table:table-cell office:value-type="float" office:value="0.0130653266331658">
            <text:p>0.0130653266</text:p>
          </table:table-cell>
          <table:table-cell office:value-type="float" office:value="0.00818298969072165">
            <text:p>0.0081829897</text:p>
          </table:table-cell>
          <table:table-cell office:value-type="float" office:value="0.934110482060024">
            <text:p>0.9341104821</text:p>
          </table:table-cell>
          <table:table-cell office:value-type="float" office:value="1.04606322062574">
            <text:p>1.0460632206</text:p>
          </table:table-cell>
          <table:table-cell office:value-type="float" office:value="1.02877170810527">
            <text:p>1.02877170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715">
            <text:p>1715</text:p>
          </table:table-cell>
          <table:table-cell office:value-type="float" office:value="18480">
            <text:p>18480</text:p>
          </table:table-cell>
          <table:table-cell office:value-type="float" office:value="32300">
            <text:p>32300</text:p>
          </table:table-cell>
          <table:table-cell office:value-type="float" office:value="59850">
            <text:p>59850</text:p>
          </table:table-cell>
          <table:table-cell office:value-type="float" office:value="-136.5">
            <text:p>-136.5</text:p>
          </table:table-cell>
          <table:table-cell office:value-type="float" office:value="-215.625">
            <text:p>-215.625</text:p>
          </table:table-cell>
          <table:table-cell office:value-type="float" office:value="176.25">
            <text:p>176.25</text:p>
          </table:table-cell>
          <table:table-cell office:value-type="float" office:value="-0.00738636363636364">
            <text:p>-0.0073863636</text:p>
          </table:table-cell>
          <table:table-cell office:value-type="float" office:value="-0.00667569659442724">
            <text:p>-0.0066756966</text:p>
          </table:table-cell>
          <table:table-cell office:value-type="float" office:value="0.00294486215538847">
            <text:p>0.0029448622</text:p>
          </table:table-cell>
          <table:table-cell office:value-type="float" office:value="0.974254661673554">
            <text:p>0.9742546617</text:p>
          </table:table-cell>
          <table:table-cell office:value-type="float" office:value="0.976722409172545">
            <text:p>0.9767224092</text:p>
          </table:table-cell>
          <table:table-cell office:value-type="float" office:value="1.01032401508156">
            <text:p>1.0103240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16422">
            <text:p>16422</text:p>
          </table:table-cell>
          <table:table-cell office:value-type="float" office:value="30836">
            <text:p>30836</text:p>
          </table:table-cell>
          <table:table-cell office:value-type="float" office:value="58920">
            <text:p>58920</text:p>
          </table:table-cell>
          <table:table-cell office:value-type="float" office:value="-207.375">
            <text:p>-207.375</text:p>
          </table:table-cell>
          <table:table-cell office:value-type="float" office:value="-87.75">
            <text:p>-87.75</text:p>
          </table:table-cell>
          <table:table-cell office:value-type="float" office:value="911.25">
            <text:p>911.25</text:p>
          </table:table-cell>
          <table:table-cell office:value-type="float" office:value="-0.0126278772378517">
            <text:p>-0.0126278772</text:p>
          </table:table-cell>
          <table:table-cell office:value-type="float" office:value="-0.00284569983136594">
            <text:p>-0.0028456998</text:p>
          </table:table-cell>
          <table:table-cell office:value-type="float" office:value="0.0154658859470468">
            <text:p>0.0154658859</text:p>
          </table:table-cell>
          <table:table-cell office:value-type="float" office:value="0.956114977703246">
            <text:p>0.9561149777</text:p>
          </table:table-cell>
          <table:table-cell office:value-type="float" office:value="0.990055922684979">
            <text:p>0.9900559227</text:p>
          </table:table-cell>
          <table:table-cell office:value-type="float" office:value="1.05459942032579">
            <text:p>1.05459942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19089">
            <text:p>19089</text:p>
          </table:table-cell>
          <table:table-cell office:value-type="float" office:value="33830">
            <text:p>33830</text:p>
          </table:table-cell>
          <table:table-cell office:value-type="float" office:value="60090">
            <text:p>60090</text:p>
          </table:table-cell>
          <table:table-cell office:value-type="float" office:value="112.875">
            <text:p>112.875</text:p>
          </table:table-cell>
          <table:table-cell office:value-type="float" office:value="442">
            <text:p>442</text:p>
          </table:table-cell>
          <table:table-cell office:value-type="float" office:value="963.75">
            <text:p>963.75</text:p>
          </table:table-cell>
          <table:table-cell office:value-type="float" office:value="0.00591309130913091">
            <text:p>0.0059130913</text:p>
          </table:table-cell>
          <table:table-cell office:value-type="float" office:value="0.0130653266331658">
            <text:p>0.0130653266</text:p>
          </table:table-cell>
          <table:table-cell office:value-type="float" office:value="0.0160384423364953">
            <text:p>0.0160384423</text:p>
          </table:table-cell>
          <table:table-cell office:value-type="float" office:value="1.02076435029367">
            <text:p>1.0207643503</text:p>
          </table:table-cell>
          <table:table-cell office:value-type="float" office:value="1.04606322062574">
            <text:p>1.0460632206</text:p>
          </table:table-cell>
          <table:table-cell office:value-type="float" office:value="1.05663872217759">
            <text:p>1.05663872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16892">
            <text:p>16892</text:p>
          </table:table-cell>
          <table:table-cell office:value-type="float" office:value="30214">
            <text:p>30214</text:p>
          </table:table-cell>
          <table:table-cell office:value-type="float" office:value="57210">
            <text:p>57210</text:p>
          </table:table-cell>
          <table:table-cell office:value-type="float" office:value="-340.5">
            <text:p>-340.5</text:p>
          </table:table-cell>
          <table:table-cell office:value-type="float" office:value="-569.25">
            <text:p>-569.25</text:p>
          </table:table-cell>
          <table:table-cell office:value-type="float" office:value="322.5">
            <text:p>322.5</text:p>
          </table:table-cell>
          <table:table-cell office:value-type="float" office:value="-0.0201574709921857">
            <text:p>-0.020157471</text:p>
          </table:table-cell>
          <table:table-cell office:value-type="float" office:value="-0.0188406036936519">
            <text:p>-0.0188406037</text:p>
          </table:table-cell>
          <table:table-cell office:value-type="float" office:value="0.0056371263765076">
            <text:p>0.0056371264</text:p>
          </table:table-cell>
          <table:table-cell office:value-type="float" office:value="0.93024524585548">
            <text:p>0.9302452459</text:p>
          </table:table-cell>
          <table:table-cell office:value-type="float" office:value="0.934753625033399">
            <text:p>0.934753625</text:p>
          </table:table-cell>
          <table:table-cell office:value-type="float" office:value="1.01979222561759">
            <text:p>1.0197922256</text:p>
          </table:table-cell>
          <table:table-cell office:value-type="float" office:value="-34.0388644957555">
            <text:p>-34.03886449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29">
            <text:p>829</text:p>
          </table:table-cell>
          <table:table-cell office:value-type="float" office:value="1175">
            <text:p>1175</text:p>
          </table:table-cell>
          <table:table-cell office:value-type="float" office:value="1721">
            <text:p>1721</text:p>
          </table:table-cell>
          <table:table-cell office:value-type="float" office:value="16585">
            <text:p>16585</text:p>
          </table:table-cell>
          <table:table-cell office:value-type="float" office:value="29665">
            <text:p>29665</text:p>
          </table:table-cell>
          <table:table-cell office:value-type="float" office:value="54690">
            <text:p>54690</text:p>
          </table:table-cell>
          <table:table-cell office:value-type="float" office:value="-257.875">
            <text:p>-257.875</text:p>
          </table:table-cell>
          <table:table-cell office:value-type="float" office:value="-482">
            <text:p>-482</text:p>
          </table:table-cell>
          <table:table-cell office:value-type="float" office:value="150">
            <text:p>150</text:p>
          </table:table-cell>
          <table:table-cell office:value-type="float" office:value="-0.0155486885740127">
            <text:p>-0.0155486886</text:p>
          </table:table-cell>
          <table:table-cell office:value-type="float" office:value="-0.0162481038260576">
            <text:p>-0.0162481038</text:p>
          </table:table-cell>
          <table:table-cell office:value-type="float" office:value="0.00274273176083379">
            <text:p>0.0027427318</text:p>
          </table:table-cell>
          <table:table-cell office:value-type="float" office:value="0.946053442955044">
            <text:p>0.946053443</text:p>
          </table:table-cell>
          <table:table-cell office:value-type="float" office:value="0.943649078329565">
            <text:p>0.9436490783</text:p>
          </table:table-cell>
          <table:table-cell office:value-type="float" office:value="1.00961430541484">
            <text:p>1.00961430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84">
            <text:p>884</text:p>
          </table:table-cell>
          <table:table-cell office:value-type="float" office:value="1236">
            <text:p>1236</text:p>
          </table:table-cell>
          <table:table-cell office:value-type="float" office:value="1798">
            <text:p>1798</text:p>
          </table:table-cell>
          <table:table-cell office:value-type="float" office:value="17323">
            <text:p>17323</text:p>
          </table:table-cell>
          <table:table-cell office:value-type="float" office:value="30985">
            <text:p>30985</text:p>
          </table:table-cell>
          <table:table-cell office:value-type="float" office:value="58920">
            <text:p>58920</text:p>
          </table:table-cell>
          <table:table-cell office:value-type="float" office:value="-191.25">
            <text:p>-191.25</text:p>
          </table:table-cell>
          <table:table-cell office:value-type="float" office:value="-371.25">
            <text:p>-371.25</text:p>
          </table:table-cell>
          <table:table-cell office:value-type="float" office:value="540">
            <text:p>540</text:p>
          </table:table-cell>
          <table:table-cell office:value-type="float" office:value="-0.0110402355250245">
            <text:p>-0.0110402355</text:p>
          </table:table-cell>
          <table:table-cell office:value-type="float" office:value="-0.0119816040019364">
            <text:p>-0.011981604</text:p>
          </table:table-cell>
          <table:table-cell office:value-type="float" office:value="0.00916496945010183">
            <text:p>0.0091649695</text:p>
          </table:table-cell>
          <table:table-cell office:value-type="float" office:value="0.961598073791292">
            <text:p>0.9615980738</text:p>
          </table:table-cell>
          <table:table-cell office:value-type="float" office:value="0.958345761308763">
            <text:p>0.9583457613</text:p>
          </table:table-cell>
          <table:table-cell office:value-type="float" office:value="1.0322420265388">
            <text:p>1.03224202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8181">
            <text:p>18181</text:p>
          </table:table-cell>
          <table:table-cell office:value-type="float" office:value="32519">
            <text:p>32519</text:p>
          </table:table-cell>
          <table:table-cell office:value-type="float" office:value="61650">
            <text:p>61650</text:p>
          </table:table-cell>
          <table:table-cell office:value-type="float" office:value="-523.125">
            <text:p>-523.125</text:p>
          </table:table-cell>
          <table:table-cell office:value-type="float" office:value="-885.75">
            <text:p>-885.75</text:p>
          </table:table-cell>
          <table:table-cell office:value-type="float" office:value="-180.75">
            <text:p>-180.75</text:p>
          </table:table-cell>
          <table:table-cell office:value-type="float" office:value="-0.0287731697926407">
            <text:p>-0.0287731698</text:p>
          </table:table-cell>
          <table:table-cell office:value-type="float" office:value="-0.0272379224453396">
            <text:p>-0.0272379224</text:p>
          </table:table-cell>
          <table:table-cell office:value-type="float" office:value="-0.00293187347931873">
            <text:p>-0.0029318735</text:p>
          </table:table-cell>
          <table:table-cell office:value-type="float" office:value="0.900916580513593">
            <text:p>0.9009165805</text:p>
          </table:table-cell>
          <table:table-cell office:value-type="float" office:value="0.906121404102822">
            <text:p>0.9061214041</text:p>
          </table:table-cell>
          <table:table-cell office:value-type="float" office:value="0.989755290751298">
            <text:p>0.9897552908</text:p>
          </table:table-cell>
          <table:table-cell office:value-type="float" office:value="-23.7417928867387">
            <text:p>-23.7417928867</text:p>
          </table:table-cell>
          <table:table-cell office:value-type="float" office:value="-25.0997038920112">
            <text:p>-25.099703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7036">
            <text:p>17036</text:p>
          </table:table-cell>
          <table:table-cell office:value-type="float" office:value="30551">
            <text:p>30551</text:p>
          </table:table-cell>
          <table:table-cell office:value-type="float" office:value="60780">
            <text:p>60780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485.75">
            <text:p>485.75</text:p>
          </table:table-cell>
          <table:table-cell office:value-type="float" office:value="0.000161422869218126">
            <text:p>0.0001614229</text:p>
          </table:table-cell>
          <table:table-cell office:value-type="float" office:value="0.000163660763968446">
            <text:p>0.0001636608</text:p>
          </table:table-cell>
          <table:table-cell office:value-type="float" office:value="0.00799193813754524">
            <text:p>0.0079919381</text:p>
          </table:table-cell>
          <table:table-cell office:value-type="float" office:value="1.00056503111466">
            <text:p>1.0005650311</text:p>
          </table:table-cell>
          <table:table-cell office:value-type="float" office:value="1.00057286517219">
            <text:p>1.0005728652</text:p>
          </table:table-cell>
          <table:table-cell office:value-type="float" office:value="1.02809697078879">
            <text:p>1.02809697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6937">
            <text:p>16937</text:p>
          </table:table-cell>
          <table:table-cell office:value-type="float" office:value="30525">
            <text:p>30525</text:p>
          </table:table-cell>
          <table:table-cell office:value-type="float" office:value="61050">
            <text:p>61050</text:p>
          </table:table-cell>
          <table:table-cell office:value-type="float" office:value="-159.75">
            <text:p>-159.75</text:p>
          </table:table-cell>
          <table:table-cell office:value-type="float" office:value="37.5">
            <text:p>37.5</text:p>
          </table:table-cell>
          <table:table-cell office:value-type="float" office:value="75">
            <text:p>75</text:p>
          </table:table-cell>
          <table:table-cell office:value-type="float" office:value="-0.009432012753144">
            <text:p>-0.0094320128</text:p>
          </table:table-cell>
          <table:table-cell table:number-columns-repeated="2" office:value-type="float" office:value="0.00122850122850123">
            <text:p>0.0012285012</text:p>
          </table:table-cell>
          <table:table-cell office:value-type="float" office:value="0.967162322578564">
            <text:p>0.9671623226</text:p>
          </table:table-cell>
          <table:table-cell table:number-columns-repeated="2" office:value-type="float" office:value="1.00430271236168">
            <text:p>1.00430271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95">
            <text:p>995</text:p>
          </table:table-cell>
          <table:table-cell office:value-type="float" office:value="2003">
            <text:p>2003</text:p>
          </table:table-cell>
          <table:table-cell office:value-type="float" office:value="17530">
            <text:p>17530</text:p>
          </table:table-cell>
          <table:table-cell office:value-type="float" office:value="31651">
            <text:p>31651</text:p>
          </table:table-cell>
          <table:table-cell office:value-type="float" office:value="63240">
            <text:p>63240</text:p>
          </table:table-cell>
          <table:table-cell office:value-type="float" office:value="-288">
            <text:p>-288</text:p>
          </table:table-cell>
          <table:table-cell office:value-type="float" office:value="-157">
            <text:p>-157</text:p>
          </table:table-cell>
          <table:table-cell office:value-type="float" office:value="-518.571428571429">
            <text:p>-518.5714285714</text:p>
          </table:table-cell>
          <table:table-cell office:value-type="float" office:value="-0.0164289788933257">
            <text:p>-0.0164289789</text:p>
          </table:table-cell>
          <table:table-cell office:value-type="float" office:value="-0.00496034880414521">
            <text:p>-0.0049603488</text:p>
          </table:table-cell>
          <table:table-cell office:value-type="float" office:value="-0.00820005421523448">
            <text:p>-0.0082000542</text:p>
          </table:table-cell>
          <table:table-cell office:value-type="float" office:value="0.943027600114416">
            <text:p>0.9430276001</text:p>
          </table:table-cell>
          <table:table-cell office:value-type="float" office:value="0.982687005103599">
            <text:p>0.9826870051</text:p>
          </table:table-cell>
          <table:table-cell office:value-type="float" office:value="0.97143160238938">
            <text:p>0.97143160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80">
            <text:p>880</text:p>
          </table:table-cell>
          <table:table-cell table:number-columns-repeated="2" office:value-type="float" office:value="1907">
            <text:p>1907</text:p>
          </table:table-cell>
          <table:table-cell office:value-type="float" office:value="16235">
            <text:p>16235</text:p>
          </table:table-cell>
          <table:table-cell office:value-type="float" office:value="30507">
            <text:p>30507</text:p>
          </table:table-cell>
          <table:table-cell office:value-type="float" office:value="58644">
            <text:p>58644</text:p>
          </table:table-cell>
          <table:table-cell office:value-type="float" office:value="-479">
            <text:p>-479</text:p>
          </table:table-cell>
          <table:table-cell office:value-type="float" office:value="0">
            <text:p>0</text:p>
          </table:table-cell>
          <table:table-cell office:value-type="float" office:value="-1060">
            <text:p>-1060</text:p>
          </table:table-cell>
          <table:table-cell office:value-type="float" office:value="-0.029504157684016">
            <text:p>-0.0295041577</text:p>
          </table:table-cell>
          <table:table-cell office:value-type="float" office:value="0">
            <text:p>0</text:p>
          </table:table-cell>
          <table:table-cell office:value-type="float" office:value="-0.0180751654048155">
            <text:p>-0.0180751654</text:p>
          </table:table-cell>
          <table:table-cell office:value-type="float" office:value="0.898441618934405">
            <text:p>0.8984416189</text:p>
          </table:table-cell>
          <table:table-cell office:value-type="float" office:value="1.04">
            <text:p>1.04</text:p>
          </table:table-cell>
          <table:table-cell office:value-type="float" office:value="0.937377275827792">
            <text:p>0.9373772758</text:p>
          </table:table-cell>
          <table:table-cell office:value-type="float" office:value="-23.1449000617685">
            <text:p>-23.14490006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82">
            <text:p>782</text:p>
          </table:table-cell>
          <table:table-cell office:value-type="float" office:value="1186">
            <text:p>1186</text:p>
          </table:table-cell>
          <table:table-cell office:value-type="float" office:value="1823">
            <text:p>1823</text:p>
          </table:table-cell>
          <table:table-cell office:value-type="float" office:value="16914">
            <text:p>16914</text:p>
          </table:table-cell>
          <table:table-cell office:value-type="float" office:value="31423">
            <text:p>31423</text:p>
          </table:table-cell>
          <table:table-cell office:value-type="float" office:value="61096">
            <text:p>61096</text:p>
          </table:table-cell>
          <table:table-cell office:value-type="float" office:value="-345.8">
            <text:p>-345.8</text:p>
          </table:table-cell>
          <table:table-cell office:value-type="float" office:value="0">
            <text:p>0</text:p>
          </table:table-cell>
          <table:table-cell office:value-type="float" office:value="-1098">
            <text:p>-1098</text:p>
          </table:table-cell>
          <table:table-cell office:value-type="float" office:value="-0.0204446021047653">
            <text:p>-0.0204446021</text:p>
          </table:table-cell>
          <table:table-cell office:value-type="float" office:value="0">
            <text:p>0</text:p>
          </table:table-cell>
          <table:table-cell office:value-type="float" office:value="-0.0179717166426607">
            <text:p>-0.0179717166</text:p>
          </table:table-cell>
          <table:table-cell office:value-type="float" office:value="0.929263136873557">
            <text:p>0.9292631369</text:p>
          </table:table-cell>
          <table:table-cell office:value-type="float" office:value="1.04">
            <text:p>1.04</text:p>
          </table:table-cell>
          <table:table-cell office:value-type="float" office:value="0.937732037644892">
            <text:p>0.9377320376</text:p>
          </table:table-cell>
          <table:table-cell office:value-type="float" office:value="-33.5559099791982">
            <text:p>-33.55590997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15307">
            <text:p>15307</text:p>
          </table:table-cell>
          <table:table-cell office:value-type="float" office:value="30413">
            <text:p>30413</text:p>
          </table:table-cell>
          <table:table-cell office:value-type="float" office:value="61201">
            <text:p>61201</text:p>
          </table:table-cell>
          <table:table-cell office:value-type="float" office:value="-407.5">
            <text:p>-407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66218070163977">
            <text:p>-0.026621807</text:p>
          </table:table-cell>
          <table:table-cell table:number-columns-repeated="2" office:value-type="float" office:value="0">
            <text:p>0</text:p>
          </table:table-cell>
          <table:table-cell office:value-type="float" office:value="0.908212767835892">
            <text:p>0.9082127678</text:p>
          </table:table-cell>
          <table:table-cell office:value-type="float" office:value="1.02">
            <text:p>1.02</text:p>
          </table:table-cell>
          <table:table-cell office:value-type="float" office:value="1.01">
            <text:p>1.01</text:p>
          </table:table-cell>
          <table:table-cell office:value-type="float" office:value="-25.6886872223296">
            <text:p>-25.68868722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88">
            <text:p>988</text:p>
          </table:table-cell>
          <table:table-cell office:value-type="float" office:value="2055">
            <text:p>2055</text:p>
          </table:table-cell>
          <table:table-cell office:value-type="float" office:value="14921">
            <text:p>14921</text:p>
          </table:table-cell>
          <table:table-cell office:value-type="float" office:value="30620">
            <text:p>30620</text:p>
          </table:table-cell>
          <table:table-cell office:value-type="float" office:value="61306">
            <text:p>61306</text:p>
          </table:table-cell>
          <table:table-cell table:number-columns-repeated="6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1.02">
            <text:p>1.02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5">
            <text:p>5</text:p>
          </table:table-cell>
          <table:table-cell office:value-type="float" office:value="950">
            <text:p>950</text:p>
          </table:table-cell>
          <table:table-cell table:number-columns-repeated="2" office:value-type="float" office:value="2026">
            <text:p>2026</text:p>
          </table:table-cell>
          <table:table-cell office:value-type="float" office:value="14545">
            <text:p>14545</text:p>
          </table:table-cell>
          <table:table-cell office:value-type="float" office:value="30705">
            <text:p>30705</text:p>
          </table:table-cell>
          <table:table-cell office:value-type="float" office:value="61411">
            <text:p>61411</text:p>
          </table:table-cell>
          <table:table-cell table:number-columns-repeated="6" office:value-type="float" office:value="0">
            <text:p>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.01">
            <text:p>1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6.25">
            <text:p>246.25</text:p>
          </table:table-cell>
          <table:table-cell office:value-type="float" office:value="12248.75">
            <text:p>12248.75</text:p>
          </table:table-cell>
          <table:table-cell office:value-type="float" office:value="30747.25">
            <text:p>30747.25</text:p>
          </table:table-cell>
          <table:table-cell office:value-type="float" office:value="23.3825">
            <text:p>23.382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53">
            <text:p>953</text:p>
          </table:table-cell>
          <table:table-cell office:value-type="float" office:value="2035">
            <text:p>2035</text:p>
          </table:table-cell>
          <table:table-cell office:value-type="float" office:value="14179">
            <text:p>14179</text:p>
          </table:table-cell>
          <table:table-cell office:value-type="float" office:value="30466">
            <text:p>30466</text:p>
          </table:table-cell>
          <table:table-cell office:value-type="float" office:value="61516">
            <text:p>61516</text:p>
          </table:table-cell>
          <table:table-cell table:number-columns-repeated="6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5">
            <text:p>255</text:p>
          </table:table-cell>
          <table:table-cell office:value-type="float" office:value="12396.6666666667">
            <text:p>12396.6666666667</text:p>
          </table:table-cell>
          <table:table-cell office:value-type="float" office:value="31229.3333333333">
            <text:p>31229.3333333333</text:p>
          </table:table-cell>
          <table:table-cell office:value-type="float" office:value="20.8433333333333">
            <text:p>20.84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2108">
            <text:p>2108</text:p>
          </table:table-cell>
          <table:table-cell office:value-type="float" office:value="13821">
            <text:p>13821</text:p>
          </table:table-cell>
          <table:table-cell office:value-type="float" office:value="30037">
            <text:p>30037</text:p>
          </table:table-cell>
          <table:table-cell office:value-type="float" office:value="61621">
            <text:p>61621</text:p>
          </table:table-cell>
          <table:table-cell table:number-columns-repeated="6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1.04">
            <text:p>1.04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1" table:number-columns-repeated="3" table:default-cell-style-name="Default"/>
        <table:table-column table:style-name="co17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91">
            <text:p>0.91</text:p>
          </table:table-cell>
          <table:table-cell office:value-type="float" office:value="1.01">
            <text:p>1.01</text:p>
          </table:table-cell>
          <table:table-cell office:value-type="float" office:value="1.04">
            <text:p>1.04</text:p>
          </table:table-cell>
          <table:table-cell office:value-type="float" office:value="-27">
            <text:p>-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.4">
            <text:p>25.4</text:p>
          </table:table-cell>
          <table:table-cell office:value-type="float" office:value="28.9">
            <text:p>28.9</text:p>
          </table:table-cell>
          <table:table-cell office:value-type="float" office:value="54.3">
            <text:p>54.3</text:p>
          </table:table-cell>
          <table:table-cell office:value-type="float" office:value="25153">
            <text:p>25153</text:p>
          </table:table-cell>
          <table:table-cell office:value-type="float" office:value="28331">
            <text:p>28331</text:p>
          </table:table-cell>
          <table:table-cell office:value-type="float" office:value="31554">
            <text:p>315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9:57.02</dc:date>
    <dc:creator>Liam Widdess</dc:creator>
    <meta:editing-duration>P2DT3H30M47S</meta:editing-duration>
    <meta:editing-cycles>185</meta:editing-cycles>
    <meta:generator>OpenOffice/4.1.7$Win32 OpenOffice.org_project/417m1$Build-9800</meta:generator>
    <meta:document-statistic meta:table-count="8" meta:cell-count="1196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479">
                <text:p>1647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741">
                <text:p>1574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060">
                <text:p>8060</text:p>
              </table:table-cell>
              <table:table-cell office:value-type="float" office:value="10483">
                <text:p>10483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882">
                <text:p>7882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705">
                <text:p>7705</text:p>
              </table:table-cell>
              <table:table-cell office:value-type="float" office:value="10432">
                <text:p>10432</text:p>
              </table:table-cell>
              <table:table-cell office:value-type="float" office:value="16479">
                <text:p>1647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092">
                <text:p>8092</text:p>
              </table:table-cell>
              <table:table-cell office:value-type="float" office:value="10468">
                <text:p>10468</text:p>
              </table:table-cell>
              <table:table-cell office:value-type="float" office:value="15821">
                <text:p>1582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100">
                <text:p>8100</text:p>
              </table:table-cell>
              <table:table-cell office:value-type="float" office:value="10350">
                <text:p>10350</text:p>
              </table:table-cell>
              <table:table-cell office:value-type="float" office:value="15369">
                <text:p>1536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755">
                <text:p>7755</text:p>
              </table:table-cell>
              <table:table-cell office:value-type="float" office:value="11362">
                <text:p>11362</text:p>
              </table:table-cell>
              <table:table-cell office:value-type="float" office:value="18083">
                <text:p>1808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870">
                <text:p>7870</text:p>
              </table:table-cell>
              <table:table-cell office:value-type="float" office:value="12102">
                <text:p>12102</text:p>
              </table:table-cell>
              <table:table-cell office:value-type="float" office:value="16456">
                <text:p>1645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075">
                <text:p>8075</text:p>
              </table:table-cell>
              <table:table-cell office:value-type="float" office:value="10933">
                <text:p>10933</text:p>
              </table:table-cell>
              <table:table-cell office:value-type="float" office:value="15442">
                <text:p>1544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002">
                <text:p>8002</text:p>
              </table:table-cell>
              <table:table-cell office:value-type="float" office:value="11028">
                <text:p>11028</text:p>
              </table:table-cell>
              <table:table-cell office:value-type="float" office:value="15565">
                <text:p>1556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921">
                <text:p>7921</text:p>
              </table:table-cell>
              <table:table-cell office:value-type="float" office:value="11053">
                <text:p>11053</text:p>
              </table:table-cell>
              <table:table-cell office:value-type="float" office:value="18083">
                <text:p>1808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832">
                <text:p>7832</text:p>
              </table:table-cell>
              <table:table-cell office:value-type="float" office:value="11292">
                <text:p>11292</text:p>
              </table:table-cell>
              <table:table-cell office:value-type="float" office:value="16268">
                <text:p>1626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040">
                <text:p>8040</text:p>
              </table:table-cell>
              <table:table-cell office:value-type="float" office:value="11020">
                <text:p>11020</text:p>
              </table:table-cell>
              <table:table-cell office:value-type="float" office:value="18331">
                <text:p>1833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678">
                <text:p>8678</text:p>
              </table:table-cell>
              <table:table-cell office:value-type="float" office:value="12315">
                <text:p>12315</text:p>
              </table:table-cell>
              <table:table-cell office:value-type="float" office:value="21080">
                <text:p>2108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522">
                <text:p>8522</text:p>
              </table:table-cell>
              <table:table-cell office:value-type="float" office:value="13033">
                <text:p>13033</text:p>
              </table:table-cell>
              <table:table-cell office:value-type="float" office:value="19533">
                <text:p>195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910">
                <text:p>8910</text:p>
              </table:table-cell>
              <table:table-cell office:value-type="float" office:value="12120">
                <text:p>12120</text:p>
              </table:table-cell>
              <table:table-cell office:value-type="float" office:value="19041">
                <text:p>1904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72">
                <text:p>8772</text:p>
              </table:table-cell>
              <table:table-cell office:value-type="float" office:value="13580">
                <text:p>13580</text:p>
              </table:table-cell>
              <table:table-cell office:value-type="float" office:value="19616">
                <text:p>1961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02">
                <text:p>8602</text:p>
              </table:table-cell>
              <table:table-cell office:value-type="float" office:value="14584">
                <text:p>14584</text:p>
              </table:table-cell>
              <table:table-cell office:value-type="float" office:value="20248">
                <text:p>2024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73">
                <text:p>8373</text:p>
              </table:table-cell>
              <table:table-cell office:value-type="float" office:value="14047">
                <text:p>14047</text:p>
              </table:table-cell>
              <table:table-cell office:value-type="float" office:value="21867">
                <text:p>218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595">
                <text:p>8595</text:p>
              </table:table-cell>
              <table:table-cell office:value-type="float" office:value="14588">
                <text:p>14588</text:p>
              </table:table-cell>
              <table:table-cell office:value-type="float" office:value="25030">
                <text:p>2503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910">
                <text:p>9910</text:p>
              </table:table-cell>
              <table:table-cell office:value-type="float" office:value="16030">
                <text:p>16030</text:p>
              </table:table-cell>
              <table:table-cell office:value-type="float" office:value="27135">
                <text:p>2713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180">
                <text:p>11180</text:p>
              </table:table-cell>
              <table:table-cell office:value-type="float" office:value="15796">
                <text:p>15796</text:p>
              </table:table-cell>
              <table:table-cell office:value-type="float" office:value="26717">
                <text:p>267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815">
                <text:p>10815</text:p>
              </table:table-cell>
              <table:table-cell office:value-type="float" office:value="15638">
                <text:p>15638</text:p>
              </table:table-cell>
              <table:table-cell office:value-type="float" office:value="26199">
                <text:p>26199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448">
                <text:p>10448</text:p>
              </table:table-cell>
              <table:table-cell office:value-type="float" office:value="17560">
                <text:p>17560</text:p>
              </table:table-cell>
              <table:table-cell office:value-type="float" office:value="26219">
                <text:p>2621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522">
                <text:p>10522</text:p>
              </table:table-cell>
              <table:table-cell office:value-type="float" office:value="18200">
                <text:p>18200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33">
                <text:p>10933</text:p>
              </table:table-cell>
              <table:table-cell office:value-type="float" office:value="18706">
                <text:p>18706</text:p>
              </table:table-cell>
              <table:table-cell office:value-type="float" office:value="28150">
                <text:p>2815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914">
                <text:p>11914</text:p>
              </table:table-cell>
              <table:table-cell office:value-type="float" office:value="18262">
                <text:p>18262</text:p>
              </table:table-cell>
              <table:table-cell office:value-type="float" office:value="29479">
                <text:p>2947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462">
                <text:p>13462</text:p>
              </table:table-cell>
              <table:table-cell office:value-type="float" office:value="18500">
                <text:p>18500</text:p>
              </table:table-cell>
              <table:table-cell office:value-type="float" office:value="31052">
                <text:p>3105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675">
                <text:p>14675</text:p>
              </table:table-cell>
              <table:table-cell office:value-type="float" office:value="19520">
                <text:p>19520</text:p>
              </table:table-cell>
              <table:table-cell office:value-type="float" office:value="31486">
                <text:p>3148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30">
                <text:p>14230</text:p>
              </table:table-cell>
              <table:table-cell office:value-type="float" office:value="20300">
                <text:p>20300</text:p>
              </table:table-cell>
              <table:table-cell office:value-type="float" office:value="29533">
                <text:p>2953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90">
                <text:p>13990</text:p>
              </table:table-cell>
              <table:table-cell office:value-type="float" office:value="20542">
                <text:p>20542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26">
                <text:p>14026</text:p>
              </table:table-cell>
              <table:table-cell office:value-type="float" office:value="22202">
                <text:p>22202</text:p>
              </table:table-cell>
              <table:table-cell office:value-type="float" office:value="31068">
                <text:p>3106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815">
                <text:p>14815</text:p>
              </table:table-cell>
              <table:table-cell office:value-type="float" office:value="22334">
                <text:p>22334</text:p>
              </table:table-cell>
              <table:table-cell office:value-type="float" office:value="33123">
                <text:p>33123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158">
                <text:p>15158</text:p>
              </table:table-cell>
              <table:table-cell office:value-type="float" office:value="21257">
                <text:p>21257</text:p>
              </table:table-cell>
              <table:table-cell office:value-type="float" office:value="35427">
                <text:p>3542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823">
                <text:p>15823</text:p>
              </table:table-cell>
              <table:table-cell office:value-type="float" office:value="22804">
                <text:p>22804</text:p>
              </table:table-cell>
              <table:table-cell office:value-type="float" office:value="39220">
                <text:p>3922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45">
                <text:p>16945</text:p>
              </table:table-cell>
              <table:table-cell office:value-type="float" office:value="24154">
                <text:p>24154</text:p>
              </table:table-cell>
              <table:table-cell office:value-type="float" office:value="41043">
                <text:p>4104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35">
                <text:p>16835</text:p>
              </table:table-cell>
              <table:table-cell office:value-type="float" office:value="24175">
                <text:p>24175</text:p>
              </table:table-cell>
              <table:table-cell office:value-type="float" office:value="41037">
                <text:p>4103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5464">
                <text:p>25464</text:p>
              </table:table-cell>
              <table:table-cell office:value-type="float" office:value="42907">
                <text:p>4290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666">
                <text:p>26666</text:p>
              </table:table-cell>
              <table:table-cell office:value-type="float" office:value="44345">
                <text:p>4434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8527">
                <text:p>28527</text:p>
              </table:table-cell>
              <table:table-cell office:value-type="float" office:value="46627">
                <text:p>4662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4">
                <text:p>17454</text:p>
              </table:table-cell>
              <table:table-cell office:value-type="float" office:value="29323">
                <text:p>29323</text:p>
              </table:table-cell>
              <table:table-cell office:value-type="float" office:value="49829">
                <text:p>4982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831">
                <text:p>30831</text:p>
              </table:table-cell>
              <table:table-cell office:value-type="float" office:value="52725">
                <text:p>52725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740">
                <text:p>20740</text:p>
              </table:table-cell>
              <table:table-cell office:value-type="float" office:value="31842">
                <text:p>31842</text:p>
              </table:table-cell>
              <table:table-cell office:value-type="float" office:value="51270">
                <text:p>5127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974">
                <text:p>32974</text:p>
              </table:table-cell>
              <table:table-cell office:value-type="float" office:value="49018">
                <text:p>4901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4560">
                <text:p>34560</text:p>
              </table:table-cell>
              <table:table-cell office:value-type="float" office:value="49397">
                <text:p>49397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429">
                <text:p>22429</text:p>
              </table:table-cell>
              <table:table-cell office:value-type="float" office:value="36025">
                <text:p>36025</text:p>
              </table:table-cell>
              <table:table-cell office:value-type="float" office:value="51437">
                <text:p>5143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386">
                <text:p>23386</text:p>
              </table:table-cell>
              <table:table-cell office:value-type="float" office:value="32527">
                <text:p>32527</text:p>
              </table:table-cell>
              <table:table-cell office:value-type="float" office:value="50200">
                <text:p>50200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254">
                <text:p>22254</text:p>
              </table:table-cell>
              <table:table-cell office:value-type="float" office:value="31671">
                <text:p>31671</text:p>
              </table:table-cell>
              <table:table-cell office:value-type="float" office:value="48005">
                <text:p>4800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929">
                <text:p>16929</text:p>
              </table:table-cell>
              <table:table-cell office:value-type="float" office:value="32924">
                <text:p>32924</text:p>
              </table:table-cell>
              <table:table-cell office:value-type="float" office:value="48128">
                <text:p>48128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8549">
                <text:p>18549</text:p>
              </table:table-cell>
              <table:table-cell office:value-type="float" office:value="33950">
                <text:p>33950</text:p>
              </table:table-cell>
              <table:table-cell office:value-type="float" office:value="49466">
                <text:p>4946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0088">
                <text:p>20088</text:p>
              </table:table-cell>
              <table:table-cell office:value-type="float" office:value="31647">
                <text:p>31647</text:p>
              </table:table-cell>
              <table:table-cell office:value-type="float" office:value="48489">
                <text:p>48489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9008">
                <text:p>19008</text:p>
              </table:table-cell>
              <table:table-cell office:value-type="float" office:value="30400">
                <text:p>30400</text:p>
              </table:table-cell>
              <table:table-cell office:value-type="float" office:value="46106">
                <text:p>4610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6929">
                <text:p>16929</text:p>
              </table:table-cell>
              <table:table-cell office:value-type="float" office:value="28215">
                <text:p>28215</text:p>
              </table:table-cell>
              <table:table-cell office:value-type="float" office:value="46213">
                <text:p>4621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9467">
                <text:p>19467</text:p>
              </table:table-cell>
              <table:table-cell office:value-type="float" office:value="31496">
                <text:p>31496</text:p>
              </table:table-cell>
              <table:table-cell office:value-type="float" office:value="47551">
                <text:p>4755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005">
                <text:p>19005</text:p>
              </table:table-cell>
              <table:table-cell office:value-type="float" office:value="29988">
                <text:p>29988</text:p>
              </table:table-cell>
              <table:table-cell office:value-type="float" office:value="43316">
                <text:p>4331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6929">
                <text:p>16929</text:p>
              </table:table-cell>
              <table:table-cell office:value-type="float" office:value="28098">
                <text:p>28098</text:p>
              </table:table-cell>
              <table:table-cell office:value-type="float" office:value="44590">
                <text:p>4459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7680">
                <text:p>17680</text:p>
              </table:table-cell>
              <table:table-cell office:value-type="float" office:value="27270">
                <text:p>27270</text:p>
              </table:table-cell>
              <table:table-cell office:value-type="float" office:value="45450">
                <text:p>4545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9400">
                <text:p>19400</text:p>
              </table:table-cell>
              <table:table-cell office:value-type="float" office:value="30628">
                <text:p>30628</text:p>
              </table:table-cell>
              <table:table-cell office:value-type="float" office:value="49980">
                <text:p>49980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9005">
                <text:p>19005</text:p>
              </table:table-cell>
              <table:table-cell office:value-type="float" office:value="30870">
                <text:p>30870</text:p>
              </table:table-cell>
              <table:table-cell office:value-type="float" office:value="51450">
                <text:p>5145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7409">
                <text:p>17409</text:p>
              </table:table-cell>
              <table:table-cell office:value-type="float" office:value="30550">
                <text:p>30550</text:p>
              </table:table-cell>
              <table:table-cell office:value-type="float" office:value="52140">
                <text:p>52140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8564">
                <text:p>18564</text:p>
              </table:table-cell>
              <table:table-cell office:value-type="float" office:value="31500">
                <text:p>31500</text:p>
              </table:table-cell>
              <table:table-cell office:value-type="float" office:value="53400">
                <text:p>5340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7600">
                <text:p>17600</text:p>
              </table:table-cell>
              <table:table-cell office:value-type="float" office:value="31925">
                <text:p>31925</text:p>
              </table:table-cell>
              <table:table-cell office:value-type="float" office:value="53280">
                <text:p>53280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5640">
                <text:p>15640</text:p>
              </table:table-cell>
              <table:table-cell office:value-type="float" office:value="29650">
                <text:p>29650</text:p>
              </table:table-cell>
              <table:table-cell office:value-type="float" office:value="51870">
                <text:p>5187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8180">
                <text:p>18180</text:p>
              </table:table-cell>
              <table:table-cell office:value-type="float" office:value="32136">
                <text:p>32136</text:p>
              </table:table-cell>
              <table:table-cell office:value-type="float" office:value="53940">
                <text:p>53940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9760">
                <text:p>19760</text:p>
              </table:table-cell>
              <table:table-cell office:value-type="float" office:value="33830">
                <text:p>33830</text:p>
              </table:table-cell>
              <table:table-cell office:value-type="float" office:value="58200">
                <text:p>5820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8480">
                <text:p>18480</text:p>
              </table:table-cell>
              <table:table-cell office:value-type="float" office:value="32300">
                <text:p>32300</text:p>
              </table:table-cell>
              <table:table-cell office:value-type="float" office:value="59850">
                <text:p>5985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6422">
                <text:p>16422</text:p>
              </table:table-cell>
              <table:table-cell office:value-type="float" office:value="30836">
                <text:p>30836</text:p>
              </table:table-cell>
              <table:table-cell office:value-type="float" office:value="58920">
                <text:p>58920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9089">
                <text:p>19089</text:p>
              </table:table-cell>
              <table:table-cell office:value-type="float" office:value="33830">
                <text:p>33830</text:p>
              </table:table-cell>
              <table:table-cell office:value-type="float" office:value="60090">
                <text:p>60090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6892">
                <text:p>16892</text:p>
              </table:table-cell>
              <table:table-cell office:value-type="float" office:value="30214">
                <text:p>30214</text:p>
              </table:table-cell>
              <table:table-cell office:value-type="float" office:value="57210">
                <text:p>57210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6585">
                <text:p>16585</text:p>
              </table:table-cell>
              <table:table-cell office:value-type="float" office:value="29665">
                <text:p>29665</text:p>
              </table:table-cell>
              <table:table-cell office:value-type="float" office:value="54690">
                <text:p>5469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7323">
                <text:p>17323</text:p>
              </table:table-cell>
              <table:table-cell office:value-type="float" office:value="30985">
                <text:p>30985</text:p>
              </table:table-cell>
              <table:table-cell office:value-type="float" office:value="58920">
                <text:p>58920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8181">
                <text:p>18181</text:p>
              </table:table-cell>
              <table:table-cell office:value-type="float" office:value="32519">
                <text:p>32519</text:p>
              </table:table-cell>
              <table:table-cell office:value-type="float" office:value="61650">
                <text:p>61650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7036">
                <text:p>17036</text:p>
              </table:table-cell>
              <table:table-cell office:value-type="float" office:value="30551">
                <text:p>30551</text:p>
              </table:table-cell>
              <table:table-cell office:value-type="float" office:value="60780">
                <text:p>60780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6937">
                <text:p>16937</text:p>
              </table:table-cell>
              <table:table-cell office:value-type="float" office:value="30525">
                <text:p>30525</text:p>
              </table:table-cell>
              <table:table-cell office:value-type="float" office:value="61050">
                <text:p>61050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7530">
                <text:p>17530</text:p>
              </table:table-cell>
              <table:table-cell office:value-type="float" office:value="31651">
                <text:p>31651</text:p>
              </table:table-cell>
              <table:table-cell office:value-type="float" office:value="63240">
                <text:p>63240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6235">
                <text:p>16235</text:p>
              </table:table-cell>
              <table:table-cell office:value-type="float" office:value="30507">
                <text:p>30507</text:p>
              </table:table-cell>
              <table:table-cell office:value-type="float" office:value="58644">
                <text:p>58644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6914">
                <text:p>16914</text:p>
              </table:table-cell>
              <table:table-cell office:value-type="float" office:value="31423">
                <text:p>31423</text:p>
              </table:table-cell>
              <table:table-cell office:value-type="float" office:value="61096">
                <text:p>6109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5307">
                <text:p>15307</text:p>
              </table:table-cell>
              <table:table-cell office:value-type="float" office:value="30413">
                <text:p>30413</text:p>
              </table:table-cell>
              <table:table-cell office:value-type="float" office:value="61201">
                <text:p>61201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4921">
                <text:p>14921</text:p>
              </table:table-cell>
              <table:table-cell office:value-type="float" office:value="30620">
                <text:p>30620</text:p>
              </table:table-cell>
              <table:table-cell office:value-type="float" office:value="61306">
                <text:p>6130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4545">
                <text:p>14545</text:p>
              </table:table-cell>
              <table:table-cell office:value-type="float" office:value="30705">
                <text:p>30705</text:p>
              </table:table-cell>
              <table:table-cell office:value-type="float" office:value="61411">
                <text:p>61411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4179">
                <text:p>14179</text:p>
              </table:table-cell>
              <table:table-cell office:value-type="float" office:value="30466">
                <text:p>30466</text:p>
              </table:table-cell>
              <table:table-cell office:value-type="float" office:value="61516">
                <text:p>6151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3821">
                <text:p>13821</text:p>
              </table:table-cell>
              <table:table-cell office:value-type="float" office:value="30037">
                <text:p>30037</text:p>
              </table:table-cell>
              <table:table-cell office:value-type="float" office:value="61621">
                <text:p>61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18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48.75">
                <text:p>12248.75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396.6666666667">
                <text:p>12396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7cm" svg:y="1.404cm" svg:width="30.91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825">
                <text:p>23.3825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0.8433333333333">
                <text:p>20.84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5cm" svg:y="1.352cm" svg:width="31.37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579341052009">
                <text:p>1.0957934105200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4281655673373">
                <text:p>1.0428165567337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9749527004914">
                <text:p>1.0974952700491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67074428040169">
                <text:p>0.96707442804016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3100983745245">
                <text:p>1.0310098374524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94921401552797">
                <text:p>0.99492140155279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68277441235124">
                <text:p>0.96827744123512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292294644695">
                <text:p>1.1029229464469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6613599503256">
                <text:p>1.1661359950325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7027899027812">
                <text:p>1.07027899027812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7075547940187">
                <text:p>1.0707554794018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2351505602748">
                <text:p>1.1235150560274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754988866075">
                <text:p>1.1075498886607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324819625931">
                <text:p>1.0232481962593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5325666805967">
                <text:p>1.0532566680596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983835307286">
                <text:p>1.0998383530728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3913026716596">
                <text:p>1.1391302671659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1899380183407">
                <text:p>1.0189938018340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2569146299288">
                <text:p>1.1256914629928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4120891144334">
                <text:p>1.1412089114433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453154546734">
                <text:p>1.1345315454673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0595096026033">
                <text:p>1.1059509602603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900813167294">
                <text:p>1.1190081316729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7911316577293">
                <text:p>1.1791131657729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13737873907">
                <text:p>1.111373787390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1321125290128">
                <text:p>1.1132112529012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7163035285793">
                <text:p>1.0716303528579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6647425150493">
                <text:p>1.0664742515049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618586920333">
                <text:p>1.0561858692033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5154780015097">
                <text:p>1.1515478001509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7533390171393">
                <text:p>1.0753339017139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205015045046">
                <text:p>1.0820501504504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9148935635932">
                <text:p>1.0914893563593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7996888333295">
                <text:p>1.1799688833329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049044998644">
                <text:p>1.1604904499864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1763068678596">
                <text:p>1.11763068678596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654322658052">
                <text:p>1.1665432265805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1756938272534">
                <text:p>1.1175693827253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733590069447">
                <text:p>1.1573359006944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1376459445218">
                <text:p>1.1137645944521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6277143841484">
                <text:p>1.0627714384148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973963087871">
                <text:p>1.11973963087871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757276505569">
                <text:p>1.0757276505569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848063451701035">
                <text:p>0.84806345170103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8796793110864">
                <text:p>0.879679311086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855650964967506">
                <text:p>0.8556509649675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6739108019512">
                <text:p>1.0673910801951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6751362646212">
                <text:p>1.067513626462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6194222552875">
                <text:p>1.0619422255287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06335696754133">
                <text:p>0.906335696754133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1605873149739">
                <text:p>1.01605873149739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25610310038966">
                <text:p>0.92561031003896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9883323758835">
                <text:p>1.0988332375883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97739496976623">
                <text:p>0.99773949697662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850334868847176">
                <text:p>0.85033486884717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12064228452548">
                <text:p>1.1206422845254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08582466181061">
                <text:p>1.08582466181061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996416456138389">
                <text:p>0.996416456138389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73931253275331">
                <text:p>0.973931253275331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114525">
                <text:p>1.114525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0171346871553">
                <text:p>1.00171346871553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90055922684979">
                <text:p>0.990055922684979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5498594124747">
                <text:p>1.0549859412474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4606322062574">
                <text:p>1.0460632206257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76722409172545">
                <text:p>0.97672240917254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90055922684979">
                <text:p>0.99005592268497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04606322062574">
                <text:p>1.04606322062574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934753625033399">
                <text:p>0.934753625033399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43649078329565">
                <text:p>0.94364907832956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58345761308763">
                <text:p>0.95834576130876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06121404102822">
                <text:p>0.90612140410282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.00057286517219">
                <text:p>1.0005728651721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.00430271236168">
                <text:p>1.00430271236168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82687005103599">
                <text:p>0.982687005103599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0747.25">
                <text:p>30747.25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1229.3333333333">
                <text:p>31229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